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1.1256in"/>
    </style:style>
    <style:style style:name="co12" style:family="table-column">
      <style:table-column-properties fo:break-before="auto" style:column-width="1.361in"/>
    </style:style>
    <style:style style:name="co13" style:family="table-column">
      <style:table-column-properties fo:break-before="auto" style:column-width="0.6429in"/>
    </style:style>
    <style:style style:name="co14" style:family="table-column">
      <style:table-column-properties fo:break-before="auto" style:column-width="0.5146in"/>
    </style:style>
    <style:style style:name="co15" style:family="table-column">
      <style:table-column-properties fo:break-before="auto" style:column-width="0.9429in"/>
    </style:style>
    <style:style style:name="co16" style:family="table-column">
      <style:table-column-properties fo:break-before="auto" style:column-width="1.1791in"/>
    </style:style>
    <style:style style:name="co17" style:family="table-column">
      <style:table-column-properties fo:break-before="auto" style:column-width="1.0508in"/>
    </style:style>
    <style:style style:name="co18" style:family="table-column">
      <style:table-column-properties fo:break-before="auto" style:column-width="1.0181in"/>
    </style:style>
    <style:style style:name="co19" style:family="table-column">
      <style:table-column-properties fo:break-before="auto" style:column-width="0.761in"/>
    </style:style>
    <style:style style:name="co20" style:family="table-column">
      <style:table-column-properties fo:break-before="auto" style:column-width="1.7043in"/>
    </style:style>
    <style:style style:name="co21" style:family="table-column">
      <style:table-column-properties fo:break-before="auto" style:column-width="0.8681in"/>
    </style:style>
    <style:style style:name="co22" style:family="table-column">
      <style:table-column-properties fo:break-before="auto" style:column-width="0.5354in"/>
    </style:style>
    <style:style style:name="co23" style:family="table-column">
      <style:table-column-properties fo:break-before="auto" style:column-width="0.6in"/>
    </style:style>
    <style:style style:name="co24" style:family="table-column">
      <style:table-column-properties fo:break-before="auto" style:column-width="0.5681in"/>
    </style:style>
    <style:style style:name="co25" style:family="table-column">
      <style:table-column-properties fo:break-before="auto" style:column-width="0.5252in"/>
    </style:style>
    <style:style style:name="co26" style:family="table-column">
      <style:table-column-properties fo:break-before="auto" style:column-width="0.5465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4244in" fo:break-before="auto" style:use-optimal-row-height="fals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rotation-align="none" style:vertical-align="middle"/>
    </style:style>
    <style:style style:name="ce7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in"/>
      <style:text-properties fo:color="#cccccc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ffffcc" fo:border-left="none" fo:border-right="none" fo:border-top="0.06pt solid #000000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</style:style>
    <style:style style:name="ce23" style:family="table-cell" style:parent-style-name="Default">
      <style:table-cell-properties fo:background-color="#c0c0c0" fo:border="0.06pt solid #000000" style:rotation-align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 style:rotation-align="none" style:vertical-align="middle"/>
    </style:style>
    <style:style style:name="ce25" style:family="table-cell" style:parent-style-name="Default">
      <style:table-cell-properties fo:border="0.06pt solid #000000" style:rotation-align="none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/>
    </style:style>
    <style:style style:name="ce27" style:family="table-cell" style:parent-style-name="Default">
      <style:table-cell-properties fo:background-color="transparent" fo:border="0.06pt solid #000000" style:rotation-align="none" style:vertical-align="middl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in"/>
    </style:style>
    <style:style style:name="ce31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ff0000"/>
    </style:style>
    <style:style style:name="ce3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ff0000" style:font-name="Liberation Sans" style:font-name-asian="Droid Sans Fallback" style:font-name-complex="FreeSans"/>
    </style:style>
    <style:style style:name="ce40" style:family="table-cell" style:parent-style-name="Default">
      <style:table-cell-properties fo:border-bottom="0.06pt solid #000000" fo:background-color="#ffffcc" fo:border-left="none" fo:border-right="none" style:rotation-align="none" fo:border-top="0.06pt solid #000000" style:vertical-align="middle"/>
    </style:style>
    <style:style style:name="ce41" style:family="table-cell" style:parent-style-name="Default">
      <style:table-cell-properties fo:background-color="transparent" fo:border="none" style:rotation-align="none" style:vertical-align="middle"/>
    </style:style>
    <style:style style:name="ce42" style:family="table-cell" style:parent-style-name="Default">
      <style:table-cell-properties fo:background-color="transparent" style:rotation-align="none" style:vertical-align="middle"/>
    </style:style>
    <style:style style:name="ce43" style:family="table-cell" style:parent-style-name="Default">
      <style:table-cell-properties fo:border="none" style:rotation-align="none" style:vertical-align="middl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55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/>
    </style:style>
    <style:style style:name="ce57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ackground-color="#b2b2b2" style:text-align-source="fix" style:repeat-content="false" fo:border="0.06pt solid #000000" style:rotation-align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b2b2b2" style:text-align-source="fix" style:repeat-content="false" fo:border="0.06pt solid #000000" style:direction="ltr" style:rotation-align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color="#461900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6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fo:color="#cc0000"/>
    </style:style>
    <style:style style:name="ce6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fo:color="#009933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cc0000"/>
    </style:style>
    <style:style style:name="T3" style:family="text">
      <style:text-properties fo:color="#009933"/>
    </style:style>
  </office:automatic-styles>
  <office:body>
    <office:spreadsheet>
      <table:table table:name="Sheet1" table:style-name="ta1">
        <table:shapes>
          <draw:frame draw:z-index="0" draw:style-name="gr1" draw:text-style-name="P1" svg:width="7.8307in" svg:height="1.8555in" svg:x="7.7441in" svg:y="7.5382in">
            <draw:object draw:notify-on-update-of-ranges="Sheet1.H19:Sheet1.H25 Sheet1.I18:Sheet1.I18 Sheet1.I19:Sheet1.I25 Sheet1.J18:Sheet1.J18 Sheet1.J19:Sheet1.J25 Sheet1.K18:Sheet1.K18 Sheet1.K19:Sheet1.K25 Sheet1.L18:Sheet1.L18 Sheet1.L19:Sheet1.L25 Sheet1.M18:Sheet1.M18 Sheet1.M19:Sheet1.M25 Sheet1.N18:Sheet1.N18 Sheet1.N19:Sheet1.N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7768in" svg:height="2.013in" svg:x="7.7654in" svg:y="18.0634in">
            <draw:object draw:notify-on-update-of-ranges="Sheet1.H76:Sheet1.H82 Sheet1.I75:Sheet1.I75 Sheet1.I76:Sheet1.I82 Sheet1.J75:Sheet1.J75 Sheet1.J76:Sheet1.J82 Sheet1.K75:Sheet1.K75 Sheet1.K76:Sheet1.K82 Sheet1.L75:Sheet1.L75 Sheet1.L76:Sheet1.L82 Sheet1.M75:Sheet1.M75 Sheet1.M76:Sheet1.M82 Sheet1.N75:Sheet1.N75 Sheet1.N76:Sheet1.N8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7008in" svg:height="2.2331in" svg:x="7.8197in" svg:y="26.5138in">
            <draw:object draw:notify-on-update-of-ranges="Sheet1.H121:Sheet1.H127 Sheet1.I120:Sheet1.I120 Sheet1.I121:Sheet1.I127 Sheet1.J120:Sheet1.J120 Sheet1.J121:Sheet1.J127 Sheet1.K120:Sheet1.K120 Sheet1.K121:Sheet1.K127 Sheet1.L120:Sheet1.L120 Sheet1.L121:Sheet1.L127 Sheet1.M120:Sheet1.M120 Sheet1.M121:Sheet1.M127 Sheet1.N120:Sheet1.N120 Sheet1.N121:Sheet1.N1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7008in" svg:height="2.1909in" svg:x="7.8091in" svg:y="38.6232in">
            <draw:object draw:notify-on-update-of-ranges="Sheet1.H187:Sheet1.H193 Sheet1.I186:Sheet1.I186 Sheet1.I187:Sheet1.I193 Sheet1.J186:Sheet1.J186 Sheet1.J187:Sheet1.J193 Sheet1.K186:Sheet1.K186 Sheet1.K187:Sheet1.K193 Sheet1.L186:Sheet1.L186 Sheet1.L187:Sheet1.L193 Sheet1.M186:Sheet1.M186 Sheet1.M187:Sheet1.M193 Sheet1.N186:Sheet1.N186 Sheet1.N187:Sheet1.N19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.1661in" svg:height="3.9681in" svg:x="20.4689in" svg:y="0.9909in">
            <draw:object draw:notify-on-update-of-ranges="Sheet1.Q7:Sheet1.Q10 Sheet1.T6:Sheet1.T6 Sheet1.T7:Sheet1.T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4461in" svg:height="3.8579in" svg:x="21.1031in" svg:y="7.0134in">
            <draw:object draw:notify-on-update-of-ranges="Sheet1.V19:Sheet1.V25 Sheet1.W18:Sheet1.W18 Sheet1.W19:Sheet1.W25 Sheet1.X18:Sheet1.X18 Sheet1.X19:Sheet1.X25 Sheet1.Y18:Sheet1.Y18 Sheet1.Y19:Sheet1.Y25 Sheet1.Z18:Sheet1.Z18 Sheet1.Z19:Sheet1.Z25 Sheet1.AA18:Sheet1.AA18 Sheet1.AA19:Sheet1.AA25 Sheet1.AB18:Sheet1.AB18 Sheet1.AB19:Sheet1.AB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.9142in" svg:height="4.4815in" svg:x="32.3382in" svg:y="17.698in">
            <draw:object draw:notify-on-update-of-ranges="Sheet1.AH76:Sheet1.AH76 Sheet1.AI76:Sheet1.AN76 Sheet1.AH77:Sheet1.AH77 Sheet1.AI77:Sheet1.AN77 Sheet1.AH78:Sheet1.AH78 Sheet1.AI78:Sheet1.AN7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1" table:default-cell-style-name="ce8"/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" table:default-cell-style-name="ce6"/>
        <table:table-column table:style-name="co16" table:default-cell-style-name="ce6"/>
        <table:table-column table:style-name="co1" table:number-columns-repeated="3" table:default-cell-style-name="ce6"/>
        <table:table-column table:style-name="co17" table:default-cell-style-name="ce6"/>
        <table:table-column table:style-name="co1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9" table:default-cell-style-name="ce6"/>
        <table:table-column table:style-name="co21" table:default-cell-style-name="ce6"/>
        <table:table-column table:style-name="co1" table:default-cell-style-name="ce6"/>
        <table:table-column table:style-name="co17" table:default-cell-style-name="ce6"/>
        <table:table-column table:style-name="co22" table:default-cell-style-name="ce6"/>
        <table:table-column table:style-name="co23" table:default-cell-style-name="ce6"/>
        <table:table-column table:style-name="co14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1" table:number-columns-repeated="984" table:default-cell-style-name="ce6"/>
        <table:table-row table:style-name="ro1">
          <table:table-cell table:style-name="ce1"/>
          <table:table-cell/>
          <table:table-cell table:style-name="Default" table:number-columns-repeated="2"/>
          <table:table-cell/>
          <table:table-cell table:style-name="ce35"/>
          <table:table-cell table:number-columns-repeated="1018"/>
        </table:table-row>
        <table:table-row table:style-name="ro2">
          <table:table-cell table:style-name="ce2" office:value-type="string" calcext:value-type="string">
            <text:p>Come utilizzare il foglio elettronico:</text:p>
          </table:table-cell>
          <table:table-cell table:style-name="ce9"/>
          <table:table-cell table:style-name="ce18"/>
          <table:table-cell table:style-name="ce28" office:value-type="string" calcext:value-type="string">
            <text:p>modificare le <text:span text:style-name="T1">tabelle delle attivita'</text:span>, cambiando le ore,</text:p>
            <text:p>i ruoli e i membri, oppure aggiungendo o rimuovendo attivita'(righe).</text:p>
            <text:p>Tutto il resto dovrebbe cambiare di conseguenza.</text:p>
          </table:table-cell>
          <table:table-cell table:style-name="ce9"/>
          <table:table-cell table:style-name="ce18"/>
          <table:table-cell table:style-name="ce40"/>
          <table:table-cell table:style-name="ce18" table:number-columns-repeated="4"/>
          <table:table-cell table:style-name="ce40" table:number-columns-repeated="1013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9"/>
          <table:table-cell table:style-name="ce10"/>
          <table:table-cell table:style-name="ce19"/>
          <table:table-cell table:style-name="ce41"/>
          <table:table-cell table:style-name="ce19" table:number-columns-repeated="4"/>
          <table:table-cell table:style-name="ce41" table:number-columns-repeated="1013"/>
        </table:table-row>
        <table:table-row table:style-name="ro3">
          <table:table-cell table:style-name="ce4"/>
          <table:table-cell/>
          <table:table-cell table:style-name="Default"/>
          <table:table-cell table:style-name="ce30"/>
          <table:table-cell/>
          <table:table-cell table:style-name="Default"/>
          <table:table-cell/>
          <table:table-cell table:style-name="Default" office:value-type="string" calcext:value-type="string">
            <text:p>ORE TOTALI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COSTI TOTALI</text:p>
          </table:table-cell>
          <table:table-cell table:style-name="Default"/>
          <table:table-cell/>
          <table:table-cell table:style-name="Default" table:number-columns-repeated="2"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totale ore: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05"/>
        </table:table-row>
        <table:table-row table:style-name="ro4">
          <table:table-cell table:style-name="Default"/>
          <table:table-cell/>
          <table:table-cell table:style-name="ce13" office:value-type="string" calcext:value-type="string">
            <text:p>macro-fase</text:p>
          </table:table-cell>
          <table:table-cell table:style-name="ce13" office:value-type="string" calcext:value-type="string">
            <text:p>totale costo:</text:p>
          </table:table-cell>
          <table:table-cell/>
          <table:table-cell table:style-name="ce36" office:value-type="string" calcext:value-type="string">
            <text:p>REGOLAMENTO COSTI:</text:p>
          </table:table-cell>
          <table:table-cell/>
          <table:table-cell table:style-name="ce44" office:value-type="string" calcext:value-type="string">
            <text:p>Federico Vegro</text:p>
          </table:table-cell>
          <table:table-cell table:style-name="ce49" table:formula="of:=SUM([.O19];[.O76];[.O121];[.O187])" office:value-type="float" office:value="104" calcext:value-type="float">
            <text:p>104</text:p>
          </table:table-cell>
          <table:table-cell table:style-name="Default"/>
          <table:table-cell table:style-name="ce53" office:value-type="string" calcext:value-type="string">
            <text:p>REGOLAMENTO ORE: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3" office:value-type="string" calcext:value-type="string">
            <text:p>macro-fase</text:p>
          </table:table-cell>
          <table:table-cell table:style-name="ce58" office:value-type="string" calcext:value-type="string">
            <text:p>ore totali</text:p>
          </table:table-cell>
          <table:table-cell table:style-name="ce59" office:value-type="string" calcext:value-type="string">
            <text:p>giorni</text:p>
          </table:table-cell>
          <table:table-cell table:style-name="ce59" office:value-type="string" calcext:value-type="string">
            <text:p>ore al giorno</text:p>
            <text:p>per persona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Analisi</text:p>
          </table:table-cell>
          <table:table-cell table:style-name="ce14" table:formula="of:=[.O28]" office:value-type="float" office:value="3170" calcext:value-type="float">
            <text:p>3170</text:p>
          </table:table-cell>
          <table:table-cell table:style-name="Default"/>
          <table:table-cell table:style-name="ce37" table:formula="of:= &quot;MINIMO:13000€ ( &quot; &amp; [.D11] &amp; &quot; )&quot;" office:value-type="string" office:string-value="MINIMO:13000€ ( 14327€ )" calcext:value-type="string">
            <text:p>MINIMO:13000€ ( 14327€ )</text:p>
          </table:table-cell>
          <table:table-cell/>
          <table:table-cell table:style-name="ce44" office:value-type="string" calcext:value-type="string">
            <text:p>Ismaele Gobbo</text:p>
          </table:table-cell>
          <table:table-cell table:style-name="ce50" table:formula="of:=SUM([.O20];[.O77];[.O122];[.O188])" office:value-type="float" office:value="104" calcext:value-type="float">
            <text:p>104</text:p>
          </table:table-cell>
          <table:table-cell table:style-name="Default"/>
          <table:table-cell table:style-name="ce37" table:formula="of:= &quot;minimo: 85 ( &quot; &amp; MIN([.I6:.I12]) &amp; &quot; )&quot;" office:value-type="string" office:string-value="minimo: 85 ( 104 )" calcext:value-type="string">
            <text:p>minimo: 85 ( 104 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5" office:value-type="string" calcext:value-type="string">
            <text:p>Analisi</text:p>
          </table:table-cell>
          <table:table-cell table:style-name="ce14" table:formula="of:=[.O26]" office:value-type="float" office:value="138" calcext:value-type="float">
            <text:p>138</text:p>
          </table:table-cell>
          <table:table-cell table:style-name="ce46" office:value-type="float" office:value="53" calcext:value-type="float">
            <text:p>53</text:p>
          </table:table-cell>
          <table:table-cell table:style-name="ce60" table:formula="of:=ROUND([.R7]/([.S7]*7);2)" office:value-type="float" office:value="0.37" calcext:value-type="float">
            <text:p>0.37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Progettazione</text:p>
            <text:p>Architetturale</text:p>
          </table:table-cell>
          <table:table-cell table:style-name="ce14" table:formula="of:=[.O85]" office:value-type="float" office:value="3467" calcext:value-type="float">
            <text:p>3467</text:p>
          </table:table-cell>
          <table:table-cell table:style-name="Default"/>
          <table:table-cell table:style-name="ce38"/>
          <table:table-cell/>
          <table:table-cell table:style-name="ce44" office:value-type="string" calcext:value-type="string">
            <text:p>Marco Camborata</text:p>
          </table:table-cell>
          <table:table-cell table:style-name="ce50" table:formula="of:=SUM([.O21];[.O78];[.O123];[.O189])" office:value-type="float" office:value="104" calcext:value-type="float">
            <text:p>104</text:p>
          </table:table-cell>
          <table:table-cell table:style-name="Default"/>
          <table:table-cell table:style-name="ce54" table:formula="of:= &quot;massimo: 105 ( &quot; &amp; MAX([.I6:.I12]) &amp; &quot; )&quot;" office:value-type="string" office:string-value="massimo: 105 ( 104 )" calcext:value-type="string">
            <text:p>massimo: 105 ( 104 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5" office:value-type="string" calcext:value-type="string">
            <text:p>Progettazione</text:p>
            <text:p>Architetturale</text:p>
          </table:table-cell>
          <table:table-cell table:style-name="ce14" table:formula="of:=[.O83]" office:value-type="float" office:value="161" calcext:value-type="float">
            <text:p>161</text:p>
          </table:table-cell>
          <table:table-cell table:style-name="ce46" office:value-type="float" office:value="64" calcext:value-type="float">
            <text:p>64</text:p>
          </table:table-cell>
          <table:table-cell table:style-name="ce60" table:formula="of:=ROUND([.R8]/([.S8]*7);2)" office:value-type="float" office:value="0.36" calcext:value-type="float">
            <text:p>0.36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Progettazione</text:p>
            <text:p>Dettaglio e Codifica</text:p>
          </table:table-cell>
          <table:table-cell table:style-name="ce14" table:formula="of:=[.O130]" office:value-type="float" office:value="4940" calcext:value-type="float">
            <text:p>4940</text:p>
          </table:table-cell>
          <table:table-cell table:style-name="Default"/>
          <table:table-cell table:style-name="ce38"/>
          <table:table-cell/>
          <table:table-cell table:style-name="ce45" office:value-type="string" calcext:value-type="string">
            <text:p>Enrico De Lazzari</text:p>
          </table:table-cell>
          <table:table-cell table:style-name="ce50" table:formula="of:=SUM([.O22];[.O79];[.O124];[.O190])" office:value-type="float" office:value="104" calcext:value-type="float">
            <text:p>104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style-name="ce15" office:value-type="string" calcext:value-type="string">
            <text:p>Progettazione</text:p>
            <text:p>Dettaglio e Codifica</text:p>
          </table:table-cell>
          <table:table-cell table:style-name="ce14" table:formula="of:=[.O128]" office:value-type="float" office:value="285" calcext:value-type="float">
            <text:p>285</text:p>
          </table:table-cell>
          <table:table-cell table:style-name="ce46" office:value-type="float" office:value="31" calcext:value-type="float">
            <text:p>31</text:p>
          </table:table-cell>
          <table:table-cell table:style-name="ce61" table:formula="of:=ROUND([.R9]/([.S9]*7);2)" office:value-type="float" office:value="1.31" calcext:value-type="float">
            <text:p>1.31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6">
          <table:table-cell table:style-name="ce1"/>
          <table:table-cell/>
          <table:table-cell table:style-name="ce15" office:value-type="string" calcext:value-type="string">
            <text:p>Verifica Finale e</text:p>
            <text:p>Validazione</text:p>
          </table:table-cell>
          <table:table-cell table:style-name="ce14" table:formula="of:=[.O196]" office:value-type="float" office:value="2750" calcext:value-type="float">
            <text:p>2750</text:p>
          </table:table-cell>
          <table:table-cell table:style-name="Default"/>
          <table:table-cell table:style-name="ce39"/>
          <table:table-cell/>
          <table:table-cell table:style-name="ce44" office:value-type="string" calcext:value-type="string">
            <text:p>Mattia Cossu</text:p>
          </table:table-cell>
          <table:table-cell table:style-name="ce50" table:formula="of:=SUM([.O23];[.O80];[.O125];[.O191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style-name="ce15" office:value-type="string" calcext:value-type="string">
            <text:p>Verifica Finale e</text:p>
            <text:p>Validazione</text:p>
          </table:table-cell>
          <table:table-cell table:style-name="ce14" table:formula="of:=[.O194]" office:value-type="float" office:value="144" calcext:value-type="float">
            <text:p>144</text:p>
          </table:table-cell>
          <table:table-cell table:style-name="ce46" office:value-type="float" office:value="24" calcext:value-type="float">
            <text:p>24</text:p>
          </table:table-cell>
          <table:table-cell table:style-name="ce61" table:formula="of:=ROUND([.R10]/([.S10]*7);2)" office:value-type="float" office:value="0.86" calcext:value-type="float">
            <text:p>0.86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7">
          <table:table-cell table:style-name="ce1"/>
          <table:table-cell/>
          <table:table-cell table:style-name="ce20" office:value-type="string" calcext:value-type="string">
            <text:p>totale: </text:p>
          </table:table-cell>
          <table:table-cell table:style-name="ce31" table:formula="of:=SUM([.D7:.D10]) &amp; &quot;€&quot;" office:value-type="string" office:string-value="14327€" calcext:value-type="string">
            <text:p>14327€</text:p>
          </table:table-cell>
          <table:table-cell table:style-name="Default"/>
          <table:table-cell table:style-name="ce39"/>
          <table:table-cell/>
          <table:table-cell table:style-name="ce44" office:value-type="string" calcext:value-type="string">
            <text:p>Monica Manuto</text:p>
          </table:table-cell>
          <table:table-cell table:style-name="ce50" table:formula="of:=SUM([.O24];[.O81];[.O126];[.O192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42"/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6">
          <table:table-cell table:style-name="ce1"/>
          <table:table-cell/>
          <table:table-cell table:style-name="ce20"/>
          <table:table-cell table:style-name="ce32"/>
          <table:table-cell table:style-name="Default"/>
          <table:table-cell table:style-name="ce39"/>
          <table:table-cell/>
          <table:table-cell table:style-name="ce44" office:value-type="string" calcext:value-type="string">
            <text:p>Andrea Rettore</text:p>
          </table:table-cell>
          <table:table-cell table:style-name="ce50" table:formula="of:=SUM([.O25];[.O82];[.O127];[.O193])" office:value-type="float" office:value="104" calcext:value-type="float">
            <text:p>104</text:p>
          </table:table-cell>
          <table:table-cell table:style-name="Default"/>
          <table:table-cell table:number-columns-repeated="20"/>
          <table:table-cell table:style-name="Default" table:number-columns-repeated="7"/>
          <table:table-cell table:number-columns-repeated="987"/>
        </table:table-row>
        <table:table-row table:style-name="ro4">
          <table:table-cell table:style-name="ce1"/>
          <table:table-cell table:style-name="Default" table:number-columns-repeated="2"/>
          <table:table-cell table:style-name="ce32"/>
          <table:table-cell table:style-name="Default"/>
          <table:table-cell table:style-name="ce39"/>
          <table:table-cell/>
          <table:table-cell table:style-name="ce20" office:value-type="string" calcext:value-type="string">
            <text:p>totale: </text:p>
          </table:table-cell>
          <table:table-cell table:style-name="ce51" table:formula="of:=SUM([.I6:.I12]) &amp; &quot;h&quot;" office:value-type="string" office:string-value="728h" calcext:value-type="string">
            <text:p>728h</text:p>
          </table:table-cell>
          <table:table-cell table:number-columns-repeated="21"/>
          <table:table-cell table:style-name="Default" table:number-columns-repeated="7"/>
          <table:table-cell table:number-columns-repeated="987"/>
        </table:table-row>
        <table:table-row table:style-name="ro1">
          <table:table-cell table:style-name="ce1"/>
          <table:table-cell table:style-name="Default" table:number-columns-repeated="2"/>
          <table:table-cell table:style-name="ce32"/>
          <table:table-cell table:style-name="Default"/>
          <table:table-cell table:style-name="ce39"/>
          <table:table-cell/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11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NALISI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52" office:value-type="string" calcext:value-type="string">
            <text:p>Responsabile</text:p>
          </table:table-cell>
          <table:table-cell table:style-name="ce52" office:value-type="string" calcext:value-type="string">
            <text:p>Analista</text:p>
          </table:table-cell>
          <table:table-cell table:style-name="ce52" office:value-type="string" calcext:value-type="string">
            <text:p>Progettista</text:p>
          </table:table-cell>
          <table:table-cell table:style-name="ce52" office:value-type="string" calcext:value-type="string">
            <text:p>Amministratore</text:p>
          </table:table-cell>
          <table:table-cell table:style-name="ce52" office:value-type="string" calcext:value-type="string">
            <text:p>Verificatore</text:p>
          </table:table-cell>
          <table:table-cell table:style-name="ce52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style-name="Default" table:number-columns-repeated="6"/>
          <table:table-cell table:style-name="ce13" office:value-type="string" calcext:value-type="string">
            <text:p>Persona</text:p>
          </table:table-cell>
          <table:table-cell table:style-name="ce52" office:value-type="string" calcext:value-type="string">
            <text:p>Responsabile</text:p>
          </table:table-cell>
          <table:table-cell table:style-name="ce52" office:value-type="string" calcext:value-type="string">
            <text:p>Analista</text:p>
          </table:table-cell>
          <table:table-cell table:style-name="ce52" office:value-type="string" calcext:value-type="string">
            <text:p>Progettista</text:p>
          </table:table-cell>
          <table:table-cell table:style-name="ce52" office:value-type="string" calcext:value-type="string">
            <text:p>Amministratore</text:p>
          </table:table-cell>
          <table:table-cell table:style-name="ce52" office:value-type="string" calcext:value-type="string">
            <text:p>Verificatore</text:p>
          </table:table-cell>
          <table:table-cell table:style-name="ce52" office:value-type="string" calcext:value-type="string">
            <text:p>Programmatore</text:p>
          </table:table-cell>
          <table:table-cell table:number-columns-repeated="996"/>
        </table:table-row>
        <table:table-row table:style-name="ro3">
          <table:table-cell/>
          <table:table-cell table:style-name="ce13" office:value-type="string" calcext:value-type="string">
            <text:p>AN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20:.F66];[.E20:.E66];[.H19];[.D20:.D66];[.I18])" office:value-type="float" office:value="0" calcext:value-type="float">
            <text:p>0</text:p>
          </table:table-cell>
          <table:table-cell table:style-name="ce46" table:formula="of:=SUMIFS([.F20:.F66];[.E20:.E66];[.H19];[.D20:.D66];[.J18])" office:value-type="float" office:value="14" calcext:value-type="float">
            <text:p>14</text:p>
          </table:table-cell>
          <table:table-cell table:style-name="ce46" table:formula="of:=SUMIFS([.F20:.F66];[.E20:.E66];[.H19];[.D20:.D66];[.K18])" office:value-type="float" office:value="0" calcext:value-type="float">
            <text:p>0</text:p>
          </table:table-cell>
          <table:table-cell table:style-name="ce46" table:formula="of:=SUMIFS([.F20:.F66];[.E20:.E66];[.H19];[.D20:.D66];[.L18])" office:value-type="float" office:value="4" calcext:value-type="float">
            <text:p>4</text:p>
          </table:table-cell>
          <table:table-cell table:style-name="ce46" table:formula="of:=SUMIFS([.F20:.F66];[.E20:.E66];[.H19];[.D20:.D66];[.M18])" office:value-type="float" office:value="2" calcext:value-type="float">
            <text:p>2</text:p>
          </table:table-cell>
          <table:table-cell table:style-name="ce46" table:formula="of:=SUMIFS([.F20:.F66];[.E20:.E66];[.H19];[.D20:.D66];[.N18])" office:value-type="float" office:value="0" calcext:value-type="float">
            <text:p>0</text:p>
          </table:table-cell>
          <table:table-cell table:style-name="ce55" table:formula="of:=SUM([.I19:.N19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Federico Vegro</text:p>
          </table:table-cell>
          <table:table-cell table:style-name="ce46" table:formula="of:=[.I19]+[.I76]+[.I121]+[.I187]" office:value-type="float" office:value="0" calcext:value-type="float">
            <text:p>0</text:p>
          </table:table-cell>
          <table:table-cell table:style-name="ce46" table:formula="of:=[.J19]+[.J76]+[.J121]+[.J187]" office:value-type="float" office:value="16" calcext:value-type="float">
            <text:p>16</text:p>
          </table:table-cell>
          <table:table-cell table:style-name="ce46" table:formula="of:=[.K19]+[.K76]+[.K121]+[.K187]" office:value-type="float" office:value="26" calcext:value-type="float">
            <text:p>26</text:p>
          </table:table-cell>
          <table:table-cell table:style-name="ce46" table:formula="of:=[.L19]+[.L76]+[.L121]+[.L187]" office:value-type="float" office:value="10" calcext:value-type="float">
            <text:p>10</text:p>
          </table:table-cell>
          <table:table-cell table:style-name="ce46" table:formula="of:=[.M19]+[.M76]+[.M121]+[.M187]" office:value-type="float" office:value="20" calcext:value-type="float">
            <text:p>20</text:p>
          </table:table-cell>
          <table:table-cell table:style-name="ce46" table:formula="of:=[.N19]+[.N76]+[.N121]+[.N187]" office:value-type="float" office:value="32" calcext:value-type="float">
            <text:p>3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1</text:p>
          </table:table-cell>
          <table:table-cell table:style-name="ce24" office:value-type="string" calcext:value-type="string">
            <text:p>comunica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20:.F66];[.E20:.E66];[.H20];[.D20:.D66];[.I18])" office:value-type="float" office:value="12" calcext:value-type="float">
            <text:p>12</text:p>
          </table:table-cell>
          <table:table-cell table:style-name="ce46" table:formula="of:=SUMIFS([.F20:.F66];[.E20:.E66];[.H20];[.D20:.D66];[.J18])" office:value-type="float" office:value="0" calcext:value-type="float">
            <text:p>0</text:p>
          </table:table-cell>
          <table:table-cell table:style-name="ce46" table:formula="of:=SUMIFS([.F20:.F66];[.E20:.E66];[.H20];[.D20:.D66];[.K18])" office:value-type="float" office:value="0" calcext:value-type="float">
            <text:p>0</text:p>
          </table:table-cell>
          <table:table-cell table:style-name="ce46" table:formula="of:=SUMIFS([.F20:.F66];[.E20:.E66];[.H20];[.D20:.D66];[.L18])" office:value-type="float" office:value="4" calcext:value-type="float">
            <text:p>4</text:p>
          </table:table-cell>
          <table:table-cell table:style-name="ce46" table:formula="of:=SUMIFS([.F20:.F66];[.E20:.E66];[.H20];[.D20:.D66];[.M18])" office:value-type="float" office:value="4" calcext:value-type="float">
            <text:p>4</text:p>
          </table:table-cell>
          <table:table-cell table:style-name="ce46" table:formula="of:=SUMIFS([.F20:.F66];[.E20:.E66];[.H20];[.D20:.D66];[.N18])" office:value-type="float" office:value="0" calcext:value-type="float">
            <text:p>0</text:p>
          </table:table-cell>
          <table:table-cell table:style-name="ce55" table:formula="of:=SUM([.I20:.N20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Ismaele Gobbo</text:p>
          </table:table-cell>
          <table:table-cell table:style-name="ce46" table:formula="of:=[.I20]+[.I77]+[.I122]+[.I188]" office:value-type="float" office:value="22" calcext:value-type="float">
            <text:p>22</text:p>
          </table:table-cell>
          <table:table-cell table:style-name="ce46" table:formula="of:=[.J20]+[.J77]+[.J122]+[.J188]" office:value-type="float" office:value="0" calcext:value-type="float">
            <text:p>0</text:p>
          </table:table-cell>
          <table:table-cell table:style-name="ce46" table:formula="of:=[.K20]+[.K77]+[.K122]+[.K188]" office:value-type="float" office:value="25" calcext:value-type="float">
            <text:p>25</text:p>
          </table:table-cell>
          <table:table-cell table:style-name="ce46" table:formula="of:=[.L20]+[.L77]+[.L122]+[.L188]" office:value-type="float" office:value="17" calcext:value-type="float">
            <text:p>17</text:p>
          </table:table-cell>
          <table:table-cell table:style-name="ce46" table:formula="of:=[.M20]+[.M77]+[.M122]+[.M188]" office:value-type="float" office:value="25" calcext:value-type="float">
            <text:p>25</text:p>
          </table:table-cell>
          <table:table-cell table:style-name="ce46" table:formula="of:=[.N20]+[.N77]+[.N122]+[.N188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2</text:p>
          </table:table-cell>
          <table:table-cell table:style-name="ce24" office:value-type="string" calcext:value-type="string">
            <text:p>metodi di condivision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20:.F66];[.E20:.E66];[.H21];[.D20:.D66];[.I18])" office:value-type="float" office:value="8" calcext:value-type="float">
            <text:p>8</text:p>
          </table:table-cell>
          <table:table-cell table:style-name="ce46" table:formula="of:=SUMIFS([.F20:.F66];[.E20:.E66];[.H21];[.D20:.D66];[.J18])" office:value-type="float" office:value="4" calcext:value-type="float">
            <text:p>4</text:p>
          </table:table-cell>
          <table:table-cell table:style-name="ce46" table:formula="of:=SUMIFS([.F20:.F66];[.E20:.E66];[.H21];[.D20:.D66];[.K18])" office:value-type="float" office:value="0" calcext:value-type="float">
            <text:p>0</text:p>
          </table:table-cell>
          <table:table-cell table:style-name="ce46" table:formula="of:=SUMIFS([.F20:.F66];[.E20:.E66];[.H21];[.D20:.D66];[.L18])" office:value-type="float" office:value="0" calcext:value-type="float">
            <text:p>0</text:p>
          </table:table-cell>
          <table:table-cell table:style-name="ce46" table:formula="of:=SUMIFS([.F20:.F66];[.E20:.E66];[.H21];[.D20:.D66];[.M18])" office:value-type="float" office:value="8" calcext:value-type="float">
            <text:p>8</text:p>
          </table:table-cell>
          <table:table-cell table:style-name="ce46" table:formula="of:=SUMIFS([.F20:.F66];[.E20:.E66];[.H21];[.D20:.D66];[.N18])" office:value-type="float" office:value="0" calcext:value-type="float">
            <text:p>0</text:p>
          </table:table-cell>
          <table:table-cell table:style-name="ce55" table:formula="of:=SUM([.I21:.N21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Marco Camborata</text:p>
          </table:table-cell>
          <table:table-cell table:style-name="ce46" table:formula="of:=[.I21]+[.I78]+[.I123]+[.I189]" office:value-type="float" office:value="8" calcext:value-type="float">
            <text:p>8</text:p>
          </table:table-cell>
          <table:table-cell table:style-name="ce46" table:formula="of:=[.J21]+[.J78]+[.J123]+[.J189]" office:value-type="float" office:value="4" calcext:value-type="float">
            <text:p>4</text:p>
          </table:table-cell>
          <table:table-cell table:style-name="ce46" table:formula="of:=[.K21]+[.K78]+[.K123]+[.K189]" office:value-type="float" office:value="36" calcext:value-type="float">
            <text:p>36</text:p>
          </table:table-cell>
          <table:table-cell table:style-name="ce46" table:formula="of:=[.L21]+[.L78]+[.L123]+[.L189]" office:value-type="float" office:value="3" calcext:value-type="float">
            <text:p>3</text:p>
          </table:table-cell>
          <table:table-cell table:style-name="ce46" table:formula="of:=[.M21]+[.M78]+[.M123]+[.M189]" office:value-type="float" office:value="29" calcext:value-type="float">
            <text:p>29</text:p>
          </table:table-cell>
          <table:table-cell table:style-name="ce46" table:formula="of:=[.N21]+[.N78]+[.N123]+[.N189]" office:value-type="float" office:value="24" calcext:value-type="float">
            <text:p>24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3</text:p>
          </table:table-cell>
          <table:table-cell table:style-name="ce24" office:value-type="string" calcext:value-type="string">
            <text:p>norme dei requisit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20:.F66];[.E20:.E66];[.H22];[.D20:.D66];[.I18])" office:value-type="float" office:value="0" calcext:value-type="float">
            <text:p>0</text:p>
          </table:table-cell>
          <table:table-cell table:style-name="ce46" table:formula="of:=SUMIFS([.F20:.F66];[.E20:.E66];[.H22];[.D20:.D66];[.J18])" office:value-type="float" office:value="13" calcext:value-type="float">
            <text:p>13</text:p>
          </table:table-cell>
          <table:table-cell table:style-name="ce46" table:formula="of:=SUMIFS([.F20:.F66];[.E20:.E66];[.H22];[.D20:.D66];[.K18])" office:value-type="float" office:value="0" calcext:value-type="float">
            <text:p>0</text:p>
          </table:table-cell>
          <table:table-cell table:style-name="ce46" table:formula="of:=SUMIFS([.F20:.F66];[.E20:.E66];[.H22];[.D20:.D66];[.L18])" office:value-type="float" office:value="0" calcext:value-type="float">
            <text:p>0</text:p>
          </table:table-cell>
          <table:table-cell table:style-name="ce46" table:formula="of:=SUMIFS([.F20:.F66];[.E20:.E66];[.H22];[.D20:.D66];[.M18])" office:value-type="float" office:value="7" calcext:value-type="float">
            <text:p>7</text:p>
          </table:table-cell>
          <table:table-cell table:style-name="ce46" table:formula="of:=SUMIFS([.F20:.F66];[.E20:.E66];[.H22];[.D20:.D66];[.N18])" office:value-type="float" office:value="0" calcext:value-type="float">
            <text:p>0</text:p>
          </table:table-cell>
          <table:table-cell table:style-name="ce55" table:formula="of:=SUM([.I22:.N22])" office:value-type="float" office:value="20" calcext:value-type="float">
            <text:p>20</text:p>
          </table:table-cell>
          <table:table-cell/>
          <table:table-cell table:style-name="Default" table:number-columns-repeated="5"/>
          <table:table-cell table:style-name="ce47" office:value-type="string" calcext:value-type="string">
            <text:p>Enrico De Lazzari</text:p>
          </table:table-cell>
          <table:table-cell table:style-name="ce46" table:formula="of:=[.I22]+[.I79]+[.I124]+[.I190]" office:value-type="float" office:value="0" calcext:value-type="float">
            <text:p>0</text:p>
          </table:table-cell>
          <table:table-cell table:style-name="ce46" table:formula="of:=[.J22]+[.J79]+[.J124]+[.J190]" office:value-type="float" office:value="19" calcext:value-type="float">
            <text:p>19</text:p>
          </table:table-cell>
          <table:table-cell table:style-name="ce46" table:formula="of:=[.K22]+[.K79]+[.K124]+[.K190]" office:value-type="float" office:value="34" calcext:value-type="float">
            <text:p>34</text:p>
          </table:table-cell>
          <table:table-cell table:style-name="ce46" table:formula="of:=[.L22]+[.L79]+[.L124]+[.L190]" office:value-type="float" office:value="6" calcext:value-type="float">
            <text:p>6</text:p>
          </table:table-cell>
          <table:table-cell table:style-name="ce46" table:formula="of:=[.M22]+[.M79]+[.M124]+[.M190]" office:value-type="float" office:value="33" calcext:value-type="float">
            <text:p>33</text:p>
          </table:table-cell>
          <table:table-cell table:style-name="ce46" table:formula="of:=[.N22]+[.N79]+[.N124]+[.N190]" office:value-type="float" office:value="12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4</text:p>
          </table:table-cell>
          <table:table-cell table:style-name="ce24" office:value-type="string" calcext:value-type="string">
            <text:p>document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20:.F66];[.E20:.E66];[.H23];[.D20:.D66];[.I18])" office:value-type="float" office:value="0" calcext:value-type="float">
            <text:p>0</text:p>
          </table:table-cell>
          <table:table-cell table:style-name="ce46" table:formula="of:=SUMIFS([.F20:.F66];[.E20:.E66];[.H23];[.D20:.D66];[.J18])" office:value-type="float" office:value="13" calcext:value-type="float">
            <text:p>13</text:p>
          </table:table-cell>
          <table:table-cell table:style-name="ce46" table:formula="of:=SUMIFS([.F20:.F66];[.E20:.E66];[.H23];[.D20:.D66];[.K18])" office:value-type="float" office:value="0" calcext:value-type="float">
            <text:p>0</text:p>
          </table:table-cell>
          <table:table-cell table:style-name="ce46" table:formula="of:=SUMIFS([.F20:.F66];[.E20:.E66];[.H23];[.D20:.D66];[.L18])" office:value-type="float" office:value="4" calcext:value-type="float">
            <text:p>4</text:p>
          </table:table-cell>
          <table:table-cell table:style-name="ce46" table:formula="of:=SUMIFS([.F20:.F66];[.E20:.E66];[.H23];[.D20:.D66];[.M18])" office:value-type="float" office:value="3" calcext:value-type="float">
            <text:p>3</text:p>
          </table:table-cell>
          <table:table-cell table:style-name="ce46" table:formula="of:=SUMIFS([.F20:.F66];[.E20:.E66];[.H23];[.D20:.D66];[.N18])" office:value-type="float" office:value="0" calcext:value-type="float">
            <text:p>0</text:p>
          </table:table-cell>
          <table:table-cell table:style-name="ce55" table:formula="of:=SUM([.I23:.N23])" office:value-type="float" office:value="20" calcext:value-type="float">
            <text:p>20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Mattia Cossu</text:p>
          </table:table-cell>
          <table:table-cell table:style-name="ce46" table:formula="of:=[.I23]+[.I80]+[.I125]+[.I191]" office:value-type="float" office:value="6" calcext:value-type="float">
            <text:p>6</text:p>
          </table:table-cell>
          <table:table-cell table:style-name="ce46" table:formula="of:=[.J23]+[.J80]+[.J125]+[.J191]" office:value-type="float" office:value="22" calcext:value-type="float">
            <text:p>22</text:p>
          </table:table-cell>
          <table:table-cell table:style-name="ce46" table:formula="of:=[.K23]+[.K80]+[.K125]+[.K191]" office:value-type="float" office:value="32" calcext:value-type="float">
            <text:p>32</text:p>
          </table:table-cell>
          <table:table-cell table:style-name="ce46" table:formula="of:=[.L23]+[.L80]+[.L125]+[.L191]" office:value-type="float" office:value="4" calcext:value-type="float">
            <text:p>4</text:p>
          </table:table-cell>
          <table:table-cell table:style-name="ce46" table:formula="of:=[.M23]+[.M80]+[.M125]+[.M191]" office:value-type="float" office:value="28" calcext:value-type="float">
            <text:p>28</text:p>
          </table:table-cell>
          <table:table-cell table:style-name="ce46" table:formula="of:=[.N23]+[.N80]+[.N125]+[.N191]" office:value-type="float" office:value="12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20:.F66];[.E20:.E66];[.H24];[.D20:.D66];[.I18])" office:value-type="float" office:value="12" calcext:value-type="float">
            <text:p>12</text:p>
          </table:table-cell>
          <table:table-cell table:style-name="ce46" table:formula="of:=SUMIFS([.F20:.F66];[.E20:.E66];[.H24];[.D20:.D66];[.J18])" office:value-type="float" office:value="0" calcext:value-type="float">
            <text:p>0</text:p>
          </table:table-cell>
          <table:table-cell table:style-name="ce46" table:formula="of:=SUMIFS([.F20:.F66];[.E20:.E66];[.H24];[.D20:.D66];[.K18])" office:value-type="float" office:value="0" calcext:value-type="float">
            <text:p>0</text:p>
          </table:table-cell>
          <table:table-cell table:style-name="ce46" table:formula="of:=SUMIFS([.F20:.F66];[.E20:.E66];[.H24];[.D20:.D66];[.L18])" office:value-type="float" office:value="4" calcext:value-type="float">
            <text:p>4</text:p>
          </table:table-cell>
          <table:table-cell table:style-name="ce46" table:formula="of:=SUMIFS([.F20:.F66];[.E20:.E66];[.H24];[.D20:.D66];[.M18])" office:value-type="float" office:value="3" calcext:value-type="float">
            <text:p>3</text:p>
          </table:table-cell>
          <table:table-cell table:style-name="ce46" table:formula="of:=SUMIFS([.F20:.F66];[.E20:.E66];[.H24];[.D20:.D66];[.N18])" office:value-type="float" office:value="0" calcext:value-type="float">
            <text:p>0</text:p>
          </table:table-cell>
          <table:table-cell table:style-name="ce55" table:formula="of:=SUM([.I24:.N24])" office:value-type="float" office:value="19" calcext:value-type="float">
            <text:p>19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Monica Manuto</text:p>
          </table:table-cell>
          <table:table-cell table:style-name="ce46" table:formula="of:=[.I24]+[.I81]+[.I126]+[.I192]" office:value-type="float" office:value="18" calcext:value-type="float">
            <text:p>18</text:p>
          </table:table-cell>
          <table:table-cell table:style-name="ce46" table:formula="of:=[.J24]+[.J81]+[.J126]+[.J192]" office:value-type="float" office:value="7" calcext:value-type="float">
            <text:p>7</text:p>
          </table:table-cell>
          <table:table-cell table:style-name="ce46" table:formula="of:=[.K24]+[.K81]+[.K126]+[.K192]" office:value-type="float" office:value="20" calcext:value-type="float">
            <text:p>20</text:p>
          </table:table-cell>
          <table:table-cell table:style-name="ce46" table:formula="of:=[.L24]+[.L81]+[.L126]+[.L192]" office:value-type="float" office:value="18" calcext:value-type="float">
            <text:p>18</text:p>
          </table:table-cell>
          <table:table-cell table:style-name="ce46" table:formula="of:=[.M24]+[.M81]+[.M126]+[.M192]" office:value-type="float" office:value="26" calcext:value-type="float">
            <text:p>26</text:p>
          </table:table-cell>
          <table:table-cell table:style-name="ce46" table:formula="of:=[.N24]+[.N81]+[.N126]+[.N192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3" office:value-type="string" calcext:value-type="string">
            <text:p>AN2</text:p>
          </table:table-cell>
          <table:table-cell table:style-name="ce23" office:value-type="string" calcext:value-type="string">
            <text:p>Studio di Fattibilità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20:.F66];[.E20:.E66];[.H25];[.D20:.D66];[.I18])" office:value-type="float" office:value="0" calcext:value-type="float">
            <text:p>0</text:p>
          </table:table-cell>
          <table:table-cell table:style-name="ce46" table:formula="of:=SUMIFS([.F20:.F66];[.E20:.E66];[.H25];[.D20:.D66];[.J18])" office:value-type="float" office:value="7" calcext:value-type="float">
            <text:p>7</text:p>
          </table:table-cell>
          <table:table-cell table:style-name="ce46" table:formula="of:=SUMIFS([.F20:.F66];[.E20:.E66];[.H25];[.D20:.D66];[.K18])" office:value-type="float" office:value="0" calcext:value-type="float">
            <text:p>0</text:p>
          </table:table-cell>
          <table:table-cell table:style-name="ce46" table:formula="of:=SUMIFS([.F20:.F66];[.E20:.E66];[.H25];[.D20:.D66];[.L18])" office:value-type="float" office:value="6" calcext:value-type="float">
            <text:p>6</text:p>
          </table:table-cell>
          <table:table-cell table:style-name="ce46" table:formula="of:=SUMIFS([.F20:.F66];[.E20:.E66];[.H25];[.D20:.D66];[.M18])" office:value-type="float" office:value="6" calcext:value-type="float">
            <text:p>6</text:p>
          </table:table-cell>
          <table:table-cell table:style-name="ce46" table:formula="of:=SUMIFS([.F20:.F66];[.E20:.E66];[.H25];[.D20:.D66];[.N18])" office:value-type="float" office:value="0" calcext:value-type="float">
            <text:p>0</text:p>
          </table:table-cell>
          <table:table-cell table:style-name="ce55" table:formula="of:=SUM([.I25:.N25])" office:value-type="float" office:value="19" calcext:value-type="float">
            <text:p>19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Andrea Rettore</text:p>
          </table:table-cell>
          <table:table-cell table:style-name="ce46" table:formula="of:=[.I25]+[.I82]+[.I127]+[.I193]" office:value-type="float" office:value="2" calcext:value-type="float">
            <text:p>2</text:p>
          </table:table-cell>
          <table:table-cell table:style-name="ce46" table:formula="of:=[.J25]+[.J82]+[.J127]+[.J193]" office:value-type="float" office:value="7" calcext:value-type="float">
            <text:p>7</text:p>
          </table:table-cell>
          <table:table-cell table:style-name="ce46" table:formula="of:=[.K25]+[.K82]+[.K127]+[.K193]" office:value-type="float" office:value="38" calcext:value-type="float">
            <text:p>38</text:p>
          </table:table-cell>
          <table:table-cell table:style-name="ce46" table:formula="of:=[.L25]+[.L82]+[.L127]+[.L193]" office:value-type="float" office:value="10" calcext:value-type="float">
            <text:p>10</text:p>
          </table:table-cell>
          <table:table-cell table:style-name="ce46" table:formula="of:=[.M25]+[.M82]+[.M127]+[.M193]" office:value-type="float" office:value="32" calcext:value-type="float">
            <text:p>32</text:p>
          </table:table-cell>
          <table:table-cell table:style-name="ce46" table:formula="of:=[.N25]+[.N82]+[.N127]+[.N193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2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19:.I25])" office:value-type="float" office:value="32" calcext:value-type="float">
            <text:p>32</text:p>
          </table:table-cell>
          <table:table-cell table:style-name="ce44" table:formula="of:=SUM([.J19:.J25])" office:value-type="float" office:value="51" calcext:value-type="float">
            <text:p>51</text:p>
          </table:table-cell>
          <table:table-cell table:style-name="ce44" table:formula="of:=SUM([.K19:.K25])" office:value-type="float" office:value="0" calcext:value-type="float">
            <text:p>0</text:p>
          </table:table-cell>
          <table:table-cell table:style-name="ce44" table:formula="of:=SUM([.L19:.L25])" office:value-type="float" office:value="22" calcext:value-type="float">
            <text:p>22</text:p>
          </table:table-cell>
          <table:table-cell table:style-name="ce44" table:formula="of:=SUM([.M19:.M25])" office:value-type="float" office:value="33" calcext:value-type="float">
            <text:p>33</text:p>
          </table:table-cell>
          <table:table-cell table:style-name="ce44" table:formula="of:=SUM([.N19:.N25])" office:value-type="float" office:value="0" calcext:value-type="float">
            <text:p>0</text:p>
          </table:table-cell>
          <table:table-cell table:style-name="ce31" table:formula="of:=SUM([.I26:.N26])" office:value-type="float" office:value="138" calcext:value-type="float">
            <text:p>138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2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3</text:p>
          </table:table-cell>
          <table:table-cell table:style-name="ce23" office:value-type="string" calcext:value-type="string">
            <text:p>INCONTRO PROPONENTE</text:p>
          </table:table-cell>
          <table:table-cell table:style-name="ce33" table:number-columns-repeated="3"/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26]*[.I27]" office:value-type="float" office:value="960" calcext:value-type="float">
            <text:p>960</text:p>
          </table:table-cell>
          <table:table-cell table:style-name="ce46" table:formula="of:=[.J26]*[.J27]" office:value-type="float" office:value="1275" calcext:value-type="float">
            <text:p>1275</text:p>
          </table:table-cell>
          <table:table-cell table:style-name="ce46" table:formula="of:=[.K26]*[.K27]" office:value-type="float" office:value="0" calcext:value-type="float">
            <text:p>0</text:p>
          </table:table-cell>
          <table:table-cell table:style-name="ce46" table:formula="of:=[.L26]*[.L27]" office:value-type="float" office:value="440" calcext:value-type="float">
            <text:p>440</text:p>
          </table:table-cell>
          <table:table-cell table:style-name="ce46" table:formula="of:=[.M26]*[.M27]" office:value-type="float" office:value="495" calcext:value-type="float">
            <text:p>495</text:p>
          </table:table-cell>
          <table:table-cell table:style-name="ce46" table:formula="of:=[.N26]*[.N27]" office:value-type="float" office:value="0" calcext:value-type="float">
            <text:p>0</text:p>
          </table:table-cell>
          <table:table-cell table:style-name="ce31" table:formula="of:=SUM([.I28:.N28])" office:value-type="float" office:value="3170" calcext:value-type="float">
            <text:p>317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3"/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5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1</text:p>
          </table:table-cell>
          <table:table-cell table:style-name="ce24" office:value-type="string" calcext:value-type="string">
            <text:p>introduzione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2</text:p>
          </table:table-cell>
          <table:table-cell table:style-name="ce24" office:value-type="string" calcext:value-type="string">
            <text:p>pianificazione e costi</text:p>
          </table:table-cell>
          <table:table-cell table:style-name="ce14" office:value-type="string" calcext:value-type="string">
            <text:p>Responsabile</text:p>
          </table:table-cell>
          <table:table-cell table:style-name="ce34" office:value-type="string" calcext:value-type="string">
            <text:p>Ismaele Gobb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3</text:p>
          </table:table-cell>
          <table:table-cell table:style-name="ce24" office:value-type="string" calcext:value-type="string">
            <text:p>rischi e rendicontazione</text:p>
          </table:table-cell>
          <table:table-cell table:style-name="ce3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6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Responsabil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2</text:p>
          </table:table-cell>
          <table:table-cell table:style-name="ce24" office:value-type="string" calcext:value-type="string">
            <text:p>att. di verifica e collaudo</text:p>
          </table:table-cell>
          <table:table-cell table:style-name="ce34" office:value-type="string" calcext:value-type="string">
            <text:p>Verificator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3</text:p>
          </table:table-cell>
          <table:table-cell table:style-name="ce24" office:value-type="string" calcext:value-type="string">
            <text:p>risorse</text:p>
          </table:table-cell>
          <table:table-cell table:style-name="ce34" office:value-type="string" calcext:value-type="string">
            <text:p>Responsabil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4</text:p>
          </table:table-cell>
          <table:table-cell table:style-name="ce24" office:value-type="string" calcext:value-type="string">
            <text:p>obiettivi di qualità</text:p>
          </table:table-cell>
          <table:table-cell table:style-name="ce3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Responsabil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6</text:p>
          </table:table-cell>
          <table:table-cell table:style-name="ce24" office:value-type="string" calcext:value-type="string">
            <text:p>resoconto verifiche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7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7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7.1</text:p>
          </table:table-cell>
          <table:table-cell table:style-name="ce24" office:value-type="string" calcext:value-type="string">
            <text:p>stesura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7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AN8</text:p>
          </table:table-cell>
          <table:table-cell table:style-name="ce25" office:value-type="string" calcext:value-type="string">
            <text:p>Lettera di Presentazione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9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7" office:value-type="string" calcext:value-type="string">
            <text:p><text:span text:style-name="T1">PROGETTAZIONE</text:span></text:p>
            <text:p><text:span text:style-name="T1">ARCHITETTURALE</text:span></text:p>
          </table:table-cell>
          <table:table-cell table:style-name="ce16"/>
          <table:table-cell table:style-name="ce26"/>
          <table:table-cell table:style-name="ce16" table:number-columns-repeated="3"/>
          <table:table-cell table:style-name="ce26" table:number-columns-repeated="1018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A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77:.F111];[.E77:.E111];[.H76];[.D77:.D111];[.I75])" office:value-type="float" office:value="0" calcext:value-type="float">
            <text:p>0</text:p>
          </table:table-cell>
          <table:table-cell table:style-name="ce46" table:formula="of:=SUMIFS([.F77:.F111];[.E77:.E111];[.H76];[.D77:.D111];[.J75])" office:value-type="float" office:value="0" calcext:value-type="float">
            <text:p>0</text:p>
          </table:table-cell>
          <table:table-cell table:style-name="ce46" table:formula="of:=SUMIFS([.F77:.F111];[.E77:.E111];[.H76];[.D77:.D111];[.K75])" office:value-type="float" office:value="16" calcext:value-type="float">
            <text:p>16</text:p>
          </table:table-cell>
          <table:table-cell table:style-name="ce46" table:formula="of:=SUMIFS([.F77:.F111];[.E77:.E111];[.H76];[.D77:.D111];[.L75])" office:value-type="float" office:value="0" calcext:value-type="float">
            <text:p>0</text:p>
          </table:table-cell>
          <table:table-cell table:style-name="ce46" table:formula="of:=SUMIFS([.F77:.F111];[.E77:.E111];[.H76];[.D77:.D111];[.M75])" office:value-type="float" office:value="7" calcext:value-type="float">
            <text:p>7</text:p>
          </table:table-cell>
          <table:table-cell table:style-name="ce46" table:formula="of:=SUMIFS([.F77:.F111];[.E77:.E111];[.H76];[.D77:.D111];[.N75])" office:value-type="float" office:value="0" calcext:value-type="float">
            <text:p>0</text:p>
          </table:table-cell>
          <table:table-cell table:style-name="ce56" table:formula="of:=SUM([.I76:.N76])" office:value-type="float" office:value="23" calcext:value-type="float">
            <text:p>23</text:p>
          </table:table-cell>
          <table:table-cell table:number-columns-repeated="13"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Ore</text:p>
          </table:table-cell>
          <table:table-cell table:style-name="Default" table:number-columns-repeated="2"/>
          <table:table-cell table:style-name="ce13" office:value-type="string" calcext:value-type="string">
            <text:p>Resp..</text:p>
          </table:table-cell>
          <table:table-cell table:style-name="ce13" office:value-type="string" calcext:value-type="string">
            <text:p>Analis..</text:p>
          </table:table-cell>
          <table:table-cell table:style-name="ce13" office:value-type="string" calcext:value-type="string">
            <text:p>Prog..</text:p>
          </table:table-cell>
          <table:table-cell table:style-name="ce13" office:value-type="string" calcext:value-type="string">
            <text:p>Amm..</text:p>
          </table:table-cell>
          <table:table-cell table:style-name="ce13" office:value-type="string" calcext:value-type="string">
            <text:p>Verif..</text:p>
          </table:table-cell>
          <table:table-cell table:style-name="ce13" office:value-type="string" calcext:value-type="string">
            <text:p>Progr..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77:.F111];[.E77:.E111];[.H77];[.D77:.D111];[.I75])" office:value-type="float" office:value="2" calcext:value-type="float">
            <text:p>2</text:p>
          </table:table-cell>
          <table:table-cell table:style-name="ce46" table:formula="of:=SUMIFS([.F77:.F111];[.E77:.E111];[.H77];[.D77:.D111];[.J75])" office:value-type="float" office:value="0" calcext:value-type="float">
            <text:p>0</text:p>
          </table:table-cell>
          <table:table-cell table:style-name="ce46" table:formula="of:=SUMIFS([.F77:.F111];[.E77:.E111];[.H77];[.D77:.D111];[.K75])" office:value-type="float" office:value="16" calcext:value-type="float">
            <text:p>16</text:p>
          </table:table-cell>
          <table:table-cell table:style-name="ce46" table:formula="of:=SUMIFS([.F77:.F111];[.E77:.E111];[.H77];[.D77:.D111];[.L75])" office:value-type="float" office:value="0" calcext:value-type="float">
            <text:p>0</text:p>
          </table:table-cell>
          <table:table-cell table:style-name="ce46" table:formula="of:=SUMIFS([.F77:.F111];[.E77:.E111];[.H77];[.D77:.D111];[.M75])" office:value-type="float" office:value="3" calcext:value-type="float">
            <text:p>3</text:p>
          </table:table-cell>
          <table:table-cell table:style-name="ce46" table:formula="of:=SUMIFS([.F77:.F111];[.E77:.E111];[.H77];[.D77:.D111];[.N75])" office:value-type="float" office:value="0" calcext:value-type="float">
            <text:p>0</text:p>
          </table:table-cell>
          <table:table-cell table:style-name="ce56" table:formula="of:=SUM([.I77:.N77])" office:value-type="float" office:value="21" calcext:value-type="float">
            <text:p>21</text:p>
          </table:table-cell>
          <table:table-cell table:number-columns-repeated="13"/>
          <table:table-cell table:style-name="ce13" office:value-type="string" calcext:value-type="string">
            <text:p>PA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2"/>
          <table:table-cell table:style-name="Default"/>
          <table:table-cell table:style-name="ce48" office:value-type="string" calcext:value-type="string">
            <text:p>ore previste</text:p>
          </table:table-cell>
          <table:table-cell table:style-name="ce62" office:value-type="float" office:value="10" calcext:value-type="float">
            <text:p>1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77:.F111];[.E77:.E111];[.H78];[.D77:.D111];[.I75])" office:value-type="float" office:value="0" calcext:value-type="float">
            <text:p>0</text:p>
          </table:table-cell>
          <table:table-cell table:style-name="ce46" table:formula="of:=SUMIFS([.F77:.F111];[.E77:.E111];[.H78];[.D77:.D111];[.J75])" office:value-type="float" office:value="0" calcext:value-type="float">
            <text:p>0</text:p>
          </table:table-cell>
          <table:table-cell table:style-name="ce46" table:formula="of:=SUMIFS([.F77:.F111];[.E77:.E111];[.H78];[.D77:.D111];[.K75])" office:value-type="float" office:value="20" calcext:value-type="float">
            <text:p>20</text:p>
          </table:table-cell>
          <table:table-cell table:style-name="ce46" table:formula="of:=SUMIFS([.F77:.F111];[.E77:.E111];[.H78];[.D77:.D111];[.L75])" office:value-type="float" office:value="3" calcext:value-type="float">
            <text:p>3</text:p>
          </table:table-cell>
          <table:table-cell table:style-name="ce46" table:formula="of:=SUMIFS([.F77:.F111];[.E77:.E111];[.H78];[.D77:.D111];[.M75])" office:value-type="float" office:value="0" calcext:value-type="float">
            <text:p>0</text:p>
          </table:table-cell>
          <table:table-cell table:style-name="ce46" table:formula="of:=SUMIFS([.F77:.F111];[.E77:.E111];[.H78];[.D77:.D111];[.N75])" office:value-type="float" office:value="0" calcext:value-type="float">
            <text:p>0</text:p>
          </table:table-cell>
          <table:table-cell table:style-name="ce56" table:formula="of:=SUM([.I78:.N78])" office:value-type="float" office:value="23" calcext:value-type="float">
            <text:p>23</text:p>
          </table:table-cell>
          <table:table-cell table:number-columns-repeated="13"/>
          <table:table-cell table:style-name="ce14" office:value-type="string" calcext:value-type="string">
            <text:p>PA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style-name="ce48" office:value-type="string" calcext:value-type="string">
            <text:p>ore effettive</text:p>
          </table:table-cell>
          <table:table-cell table:style-name="ce63" office:value-type="float" office:value="10" calcext:value-type="float">
            <text:p>10</text:p>
          </table:table-cell>
          <table:table-cell table:style-name="ce64" office:value-type="float" office:value="21" calcext:value-type="float">
            <text:p>21</text:p>
          </table:table-cell>
          <table:table-cell table:style-name="ce65" office:value-type="float" office:value="92" calcext:value-type="float">
            <text:p>92</text:p>
          </table:table-cell>
          <table:table-cell table:style-name="ce14" office:value-type="float" office:value="10" calcext:value-type="float">
            <text:p>10</text:p>
          </table:table-cell>
          <table:table-cell table:style-name="ce64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77:.F111];[.E77:.E111];[.H79];[.D77:.D111];[.I75])" office:value-type="float" office:value="0" calcext:value-type="float">
            <text:p>0</text:p>
          </table:table-cell>
          <table:table-cell table:style-name="ce46" table:formula="of:=SUMIFS([.F77:.F111];[.E77:.E111];[.H79];[.D77:.D111];[.J75])" office:value-type="float" office:value="6" calcext:value-type="float">
            <text:p>6</text:p>
          </table:table-cell>
          <table:table-cell table:style-name="ce46" table:formula="of:=SUMIFS([.F77:.F111];[.E77:.E111];[.H79];[.D77:.D111];[.K75])" office:value-type="float" office:value="16" calcext:value-type="float">
            <text:p>16</text:p>
          </table:table-cell>
          <table:table-cell table:style-name="ce46" table:formula="of:=SUMIFS([.F77:.F111];[.E77:.E111];[.H79];[.D77:.D111];[.L75])" office:value-type="float" office:value="0" calcext:value-type="float">
            <text:p>0</text:p>
          </table:table-cell>
          <table:table-cell table:style-name="ce46" table:formula="of:=SUMIFS([.F77:.F111];[.E77:.E111];[.H79];[.D77:.D111];[.M75])" office:value-type="float" office:value="0" calcext:value-type="float">
            <text:p>0</text:p>
          </table:table-cell>
          <table:table-cell table:style-name="ce46" table:formula="of:=SUMIFS([.F77:.F111];[.E77:.E111];[.H79];[.D77:.D111];[.N75])" office:value-type="float" office:value="0" calcext:value-type="float">
            <text:p>0</text:p>
          </table:table-cell>
          <table:table-cell table:style-name="ce56" table:formula="of:=SUM([.I79:.N79])" office:value-type="float" office:value="22" calcext:value-type="float">
            <text:p>22</text:p>
          </table:table-cell>
          <table:table-cell table:number-columns-repeated="13"/>
          <table:table-cell table:style-name="ce14" office:value-type="string" calcext:value-type="string">
            <text:p>PA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4(0)</text:p>
          </table:table-cell>
          <table:table-cell table:style-name="Default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3" office:value-type="string" calcext:value-type="string">
            <text:p>PA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77:.F111];[.E77:.E111];[.H80];[.D77:.D111];[.I75])" office:value-type="float" office:value="0" calcext:value-type="float">
            <text:p>0</text:p>
          </table:table-cell>
          <table:table-cell table:style-name="ce46" table:formula="of:=SUMIFS([.F77:.F111];[.E77:.E111];[.H80];[.D77:.D111];[.J75])" office:value-type="float" office:value="7" calcext:value-type="float">
            <text:p>7</text:p>
          </table:table-cell>
          <table:table-cell table:style-name="ce46" table:formula="of:=SUMIFS([.F77:.F111];[.E77:.E111];[.H80];[.D77:.D111];[.K75])" office:value-type="float" office:value="16" calcext:value-type="float">
            <text:p>16</text:p>
          </table:table-cell>
          <table:table-cell table:style-name="ce46" table:formula="of:=SUMIFS([.F77:.F111];[.E77:.E111];[.H80];[.D77:.D111];[.L75])" office:value-type="float" office:value="0" calcext:value-type="float">
            <text:p>0</text:p>
          </table:table-cell>
          <table:table-cell table:style-name="ce46" table:formula="of:=SUMIFS([.F77:.F111];[.E77:.E111];[.H80];[.D77:.D111];[.M75])" office:value-type="float" office:value="2" calcext:value-type="float">
            <text:p>2</text:p>
          </table:table-cell>
          <table:table-cell table:style-name="ce46" table:formula="of:=SUMIFS([.F77:.F111];[.E77:.E111];[.H80];[.D77:.D111];[.N75])" office:value-type="float" office:value="0" calcext:value-type="float">
            <text:p>0</text:p>
          </table:table-cell>
          <table:table-cell table:style-name="ce56" table:formula="of:=SUM([.I80:.N80])" office:value-type="float" office:value="25" calcext:value-type="float">
            <text:p>25</text:p>
          </table:table-cell>
          <table:table-cell table:number-columns-repeated="13"/>
          <table:table-cell table:style-name="ce14" office:value-type="string" calcext:value-type="string">
            <text:p>PA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style-name="ce48" office:value-type="string" calcext:value-type="string">
            <text:p>costo previsto</text:p>
          </table:table-cell>
          <table:table-cell table:style-name="ce14" table:formula="of:=[.AI79]*[.AI77]" office:value-type="float" office:value="300" calcext:value-type="float">
            <text:p>300</text:p>
          </table:table-cell>
          <table:table-cell table:style-name="ce14" table:formula="of:=[.AJ79]*[.AJ77]" office:value-type="float" office:value="450" calcext:value-type="float">
            <text:p>450</text:p>
          </table:table-cell>
          <table:table-cell table:style-name="ce14" table:formula="of:=[.AK79]*[.AK77]" office:value-type="float" office:value="2112" calcext:value-type="float">
            <text:p>2112</text:p>
          </table:table-cell>
          <table:table-cell table:style-name="ce14" table:formula="of:=[.AL79]*[.AL77]" office:value-type="float" office:value="200" calcext:value-type="float">
            <text:p>200</text:p>
          </table:table-cell>
          <table:table-cell table:style-name="ce14" table:formula="of:=[.AM79]*[.AM77]" office:value-type="float" office:value="405" calcext:value-type="float">
            <text:p>405</text:p>
          </table:table-cell>
          <table:table-cell table:style-name="ce14" table:formula="of:=[.AN79]*[.AN77]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77:.F111];[.E77:.E111];[.H81];[.D77:.D111];[.I75])" office:value-type="float" office:value="6" calcext:value-type="float">
            <text:p>6</text:p>
          </table:table-cell>
          <table:table-cell table:style-name="ce46" table:formula="of:=SUMIFS([.F77:.F111];[.E77:.E111];[.H81];[.D77:.D111];[.J75])" office:value-type="float" office:value="5" calcext:value-type="float">
            <text:p>5</text:p>
          </table:table-cell>
          <table:table-cell table:style-name="ce46" table:formula="of:=SUMIFS([.F77:.F111];[.E77:.E111];[.H81];[.D77:.D111];[.K75])" office:value-type="float" office:value="0" calcext:value-type="float">
            <text:p>0</text:p>
          </table:table-cell>
          <table:table-cell table:style-name="ce46" table:formula="of:=SUMIFS([.F77:.F111];[.E77:.E111];[.H81];[.D77:.D111];[.L75])" office:value-type="float" office:value="7" calcext:value-type="float">
            <text:p>7</text:p>
          </table:table-cell>
          <table:table-cell table:style-name="ce46" table:formula="of:=SUMIFS([.F77:.F111];[.E77:.E111];[.H81];[.D77:.D111];[.M75])" office:value-type="float" office:value="6" calcext:value-type="float">
            <text:p>6</text:p>
          </table:table-cell>
          <table:table-cell table:style-name="ce46" table:formula="of:=SUMIFS([.F77:.F111];[.E77:.E111];[.H81];[.D77:.D111];[.N75])" office:value-type="float" office:value="0" calcext:value-type="float">
            <text:p>0</text:p>
          </table:table-cell>
          <table:table-cell table:style-name="ce56" table:formula="of:=SUM([.I81:.N81])" office:value-type="float" office:value="24" calcext:value-type="float">
            <text:p>24</text:p>
          </table:table-cell>
          <table:table-cell table:number-columns-repeated="13"/>
          <table:table-cell table:style-name="ce13" office:value-type="string" calcext:value-type="string">
            <text:p>PA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2"/>
          <table:table-cell table:style-name="Default"/>
          <table:table-cell table:style-name="ce48" office:value-type="string" calcext:value-type="string">
            <text:p>costo effettivo</text:p>
          </table:table-cell>
          <table:table-cell table:style-name="ce14" table:formula="of:=[.AI78]*[.AI79]" office:value-type="float" office:value="300" calcext:value-type="float">
            <text:p>300</text:p>
          </table:table-cell>
          <table:table-cell table:style-name="ce64" table:formula="of:=[.AJ78]*[.AJ79]" office:value-type="float" office:value="525" calcext:value-type="float">
            <text:p>525</text:p>
          </table:table-cell>
          <table:table-cell table:style-name="ce65" table:formula="of:=[.AK78]*[.AK79]" office:value-type="float" office:value="2024" calcext:value-type="float">
            <text:p>2024</text:p>
          </table:table-cell>
          <table:table-cell table:style-name="ce14" table:formula="of:=[.AL78]*[.AL79]" office:value-type="float" office:value="200" calcext:value-type="float">
            <text:p>200</text:p>
          </table:table-cell>
          <table:table-cell table:style-name="ce64" table:formula="of:=[.AM78]*[.AM79]" office:value-type="float" office:value="420" calcext:value-type="float">
            <text:p>420</text:p>
          </table:table-cell>
          <table:table-cell table:style-name="ce14" table:formula="of:=[.AN78]*[.AN79]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77:.F111];[.E77:.E111];[.H82];[.D77:.D111];[.I75])" office:value-type="float" office:value="2" calcext:value-type="float">
            <text:p>2</text:p>
          </table:table-cell>
          <table:table-cell table:style-name="ce46" table:formula="of:=SUMIFS([.F77:.F111];[.E77:.E111];[.H82];[.D77:.D111];[.J75])" office:value-type="float" office:value="0" calcext:value-type="float">
            <text:p>0</text:p>
          </table:table-cell>
          <table:table-cell table:style-name="ce46" table:formula="of:=SUMIFS([.F77:.F111];[.E77:.E111];[.H82];[.D77:.D111];[.K75])" office:value-type="float" office:value="12" calcext:value-type="float">
            <text:p>12</text:p>
          </table:table-cell>
          <table:table-cell table:style-name="ce46" table:formula="of:=SUMIFS([.F77:.F111];[.E77:.E111];[.H82];[.D77:.D111];[.L75])" office:value-type="float" office:value="0" calcext:value-type="float">
            <text:p>0</text:p>
          </table:table-cell>
          <table:table-cell table:style-name="ce46" table:formula="of:=SUMIFS([.F77:.F111];[.E77:.E111];[.H82];[.D77:.D111];[.M75])" office:value-type="float" office:value="9" calcext:value-type="float">
            <text:p>9</text:p>
          </table:table-cell>
          <table:table-cell table:style-name="ce46" table:formula="of:=SUMIFS([.F77:.F111];[.E77:.E111];[.H82];[.D77:.D111];[.N75])" office:value-type="float" office:value="0" calcext:value-type="float">
            <text:p>0</text:p>
          </table:table-cell>
          <table:table-cell table:style-name="ce56" table:formula="of:=SUM([.I82:.N82])" office:value-type="float" office:value="23" calcext:value-type="float">
            <text:p>23</text:p>
          </table:table-cell>
          <table:table-cell table:number-columns-repeated="13"/>
          <table:table-cell table:style-name="ce14" office:value-type="string" calcext:value-type="string">
            <text:p>PA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6<text:span text:style-name="T2">(+3)</text:span></text:p>
          </table:table-cell>
          <table:table-cell table:style-name="Default"/>
          <table:table-cell table:style-name="ce48" office:value-type="string" calcext:value-type="string">
            <text:p>differenza</text:p>
          </table:table-cell>
          <table:table-cell table:style-name="ce14" table:formula="of:=[.AI80]-[.AI81]" office:value-type="float" office:value="0" calcext:value-type="float">
            <text:p>0</text:p>
          </table:table-cell>
          <table:table-cell table:style-name="ce14" table:formula="of:=[.AJ80]-[.AJ81]" office:value-type="float" office:value="-75" calcext:value-type="float">
            <text:p>-75</text:p>
          </table:table-cell>
          <table:table-cell table:style-name="ce14" table:formula="of:=[.AK80]-[.AK81]" office:value-type="float" office:value="88" calcext:value-type="float">
            <text:p>88</text:p>
          </table:table-cell>
          <table:table-cell table:style-name="ce14" table:formula="of:=[.AL80]-[.AL81]" office:value-type="float" office:value="0" calcext:value-type="float">
            <text:p>0</text:p>
          </table:table-cell>
          <table:table-cell table:style-name="ce14" table:formula="of:=[.AM80]-[.AM81]" office:value-type="float" office:value="-15" calcext:value-type="float">
            <text:p>-15</text:p>
          </table:table-cell>
          <table:table-cell table:style-name="ce14" table:formula="of:=[.AN80]-[.AN81]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5" office:value-type="string" calcext:value-type="string">
            <text:p>PA2.3</text:p>
          </table:table-cell>
          <table:table-cell table:style-name="ce25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76:.I82])" office:value-type="float" office:value="10" calcext:value-type="float">
            <text:p>10</text:p>
          </table:table-cell>
          <table:table-cell table:style-name="ce44" table:formula="of:=SUM([.J76:.J82])" office:value-type="float" office:value="18" calcext:value-type="float">
            <text:p>18</text:p>
          </table:table-cell>
          <table:table-cell table:style-name="ce44" table:formula="of:=SUM([.K76:.K82])" office:value-type="float" office:value="96" calcext:value-type="float">
            <text:p>96</text:p>
          </table:table-cell>
          <table:table-cell table:style-name="ce44" table:formula="of:=SUM([.L76:.L82])" office:value-type="float" office:value="10" calcext:value-type="float">
            <text:p>10</text:p>
          </table:table-cell>
          <table:table-cell table:style-name="ce44" table:formula="of:=SUM([.M76:.M82])" office:value-type="float" office:value="27" calcext:value-type="float">
            <text:p>27</text:p>
          </table:table-cell>
          <table:table-cell table:style-name="ce44" table:formula="of:=SUM([.N76:.N82])" office:value-type="float" office:value="0" calcext:value-type="float">
            <text:p>0</text:p>
          </table:table-cell>
          <table:table-cell table:style-name="ce57" table:formula="of:=SUM([.O76:.O82])" office:value-type="float" office:value="161" calcext:value-type="float">
            <text:p>161</text:p>
          </table:table-cell>
          <table:table-cell table:number-columns-repeated="13"/>
          <table:table-cell table:style-name="ce14" office:value-type="string" calcext:value-type="string">
            <text:p>PA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7(0)</text:p>
          </table:table-cell>
          <table:table-cell table:style-name="Default"/>
          <table:table-cell table:number-columns-repeated="5"/>
          <table:table-cell table:style-name="ce66" office:value-type="string" calcext:value-type="string">
            <text:p>tot diff</text:p>
          </table:table-cell>
          <table:table-cell table:style-name="ce64" table:formula="of:=SUM([.AI82:.AN82])" office:value-type="float" office:value="-2" calcext:value-type="float">
            <text:p>-2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3" office:value-type="string" calcext:value-type="string">
            <text:p>PA3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3"/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3"/>
          <table:table-cell table:style-name="ce15" office:value-type="string" calcext:value-type="string">
            <text:p>PA2.3</text:p>
          </table:table-cell>
          <table:table-cell table:style-name="ce25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9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84]*[.I83]" office:value-type="float" office:value="300" calcext:value-type="float">
            <text:p>300</text:p>
          </table:table-cell>
          <table:table-cell table:style-name="ce46" table:formula="of:=[.J84]*[.J83]" office:value-type="float" office:value="450" calcext:value-type="float">
            <text:p>450</text:p>
          </table:table-cell>
          <table:table-cell table:style-name="ce46" table:formula="of:=[.K84]*[.K83]" office:value-type="float" office:value="2112" calcext:value-type="float">
            <text:p>2112</text:p>
          </table:table-cell>
          <table:table-cell table:style-name="ce46" table:formula="of:=[.L84]*[.L83]" office:value-type="float" office:value="200" calcext:value-type="float">
            <text:p>200</text:p>
          </table:table-cell>
          <table:table-cell table:style-name="ce46" table:formula="of:=[.M84]*[.M83]" office:value-type="float" office:value="405" calcext:value-type="float">
            <text:p>405</text:p>
          </table:table-cell>
          <table:table-cell table:style-name="ce46" table:formula="of:=[.N84]*[.N83]" office:value-type="float" office:value="0" calcext:value-type="float">
            <text:p>0</text:p>
          </table:table-cell>
          <table:table-cell table:style-name="ce31" table:formula="of:=SUM([.I85:.N85])" office:value-type="float" office:value="3467" calcext:value-type="float">
            <text:p>3467</text:p>
          </table:table-cell>
          <table:table-cell table:number-columns-repeated="13"/>
          <table:table-cell table:style-name="ce13" office:value-type="string" calcext:value-type="string">
            <text:p>PA3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2"/>
          <table:table-cell table:style-name="Default" table:number-columns-repeated="9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<text:span text:style-name="T2">(+1)</text:span></text:p>
          </table:table-cell>
          <table:table-cell table:style-name="Default" table:number-columns-repeated="9"/>
          <table:table-cell table:number-columns-repeated="983"/>
        </table:table-row>
        <table:table-row table:style-name="ro3">
          <table:table-cell/>
          <table:table-cell table:style-name="ce17" office:value-type="string" calcext:value-type="string">
            <text:p>PA3.3</text:p>
          </table:table-cell>
          <table:table-cell table:style-name="ce27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4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A4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3"/>
          <table:table-cell table:number-columns-repeated="22"/>
          <table:table-cell table:style-name="ce17" office:value-type="string" calcext:value-type="string">
            <text:p>PA3.3</text:p>
          </table:table-cell>
          <table:table-cell table:style-name="ce27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2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3" office:value-type="string" calcext:value-type="string">
            <text:p>PA4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<text:span text:style-name="T3">(-1)</text:span></text:p>
          </table:table-cell>
          <table:table-cell table:style-name="Default" table:number-columns-repeated="8"/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A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4(0)</text:p>
          </table:table-cell>
          <table:table-cell table:style-name="Default" table:number-columns-repeated="8"/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A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A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PA5</text:p>
          </table:table-cell>
          <table:table-cell table:style-name="ce23" office:value-type="string" calcext:value-type="string">
            <text:p>Specifica Tecnica</text:p>
          </table:table-cell>
          <table:table-cell table:style-name="ce33" table:number-columns-repeated="3"/>
          <table:table-cell table:number-columns-repeated="22"/>
          <table:table-cell table:style-name="ce14" office:value-type="string" calcext:value-type="string">
            <text:p>PA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3" office:value-type="string" calcext:value-type="string">
            <text:p>PA5</text:p>
          </table:table-cell>
          <table:table-cell table:style-name="ce23" office:value-type="string" calcext:value-type="string">
            <text:p>Specifica Tecnica</text:p>
          </table:table-cell>
          <table:table-cell table:style-name="ce33" table:number-columns-repeated="2"/>
          <table:table-cell table:style-name="Default" table:number-columns-repeated="8"/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1(0)</text:p>
          </table:table-cell>
          <table:table-cell table:style-name="Default" table:number-columns-repeated="8"/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4<text:span text:style-name="T3">(-8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3</text:p>
          </table:table-cell>
          <table:table-cell table:style-name="ce24" office:value-type="string" calcext:value-type="string">
            <text:p>descrizione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16<text:span text:style-name="T2">(+2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5(0)<text:span text:style-name="T2">(+1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3</text:p>
          </table:table-cell>
          <table:table-cell table:style-name="ce24" office:value-type="string" calcext:value-type="string">
            <text:p>descrizione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5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5<text:span text:style-name="T3">(-2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Responsabile</text:p>
          </table:table-cell>
          <table:table-cell table:style-name="ce3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10<text:span text:style-name="T2">(+1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3" office:value-type="string" calcext:value-type="string">
            <text:p>PA6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2"/>
          <table:table-cell table:style-name="ce14" office:value-type="string" calcext:value-type="string">
            <text:p>PA6,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6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1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A6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22"/>
          <table:table-cell table:style-name="ce13" office:value-type="string" calcext:value-type="string">
            <text:p>PA7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6,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6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A7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 table:number-columns-repeated="28"/>
          <table:table-cell table:style-name="Default" table:number-columns-repeated="5"/>
          <table:table-cell table:number-columns-repeated="991"/>
        </table:table-row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PROGETTAZIONE</text:p>
            <text:p>DETTAGLIO E CODIFICA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DC1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3"/>
          <table:table-cell table:style-name="ce43"/>
          <table:table-cell table:style-name="ce46" office:value-type="string" calcext:value-type="string">
            <text:p>Federico Vegro</text:p>
          </table:table-cell>
          <table:table-cell table:style-name="ce46" table:formula="of:=SUMIFS([.F122:.F177];[.E122:.E177];[.H121];[.D122:.D177];[.I120])" office:value-type="float" office:value="0" calcext:value-type="float">
            <text:p>0</text:p>
          </table:table-cell>
          <table:table-cell table:style-name="ce46" table:formula="of:=SUMIFS([.F122:.F177];[.E122:.E177];[.H121];[.D122:.D177];[.J120])" office:value-type="float" office:value="2" calcext:value-type="float">
            <text:p>2</text:p>
          </table:table-cell>
          <table:table-cell table:style-name="ce46" table:formula="of:=SUMIFS([.F122:.F177];[.E122:.E177];[.H121];[.D122:.D177];[.K120])" office:value-type="float" office:value="10" calcext:value-type="float">
            <text:p>10</text:p>
          </table:table-cell>
          <table:table-cell table:style-name="ce46" table:formula="of:=SUMIFS([.F122:.F177];[.E122:.E177];[.H121];[.D122:.D177];[.L120])" office:value-type="float" office:value="0" calcext:value-type="float">
            <text:p>0</text:p>
          </table:table-cell>
          <table:table-cell table:style-name="ce46" table:formula="of:=SUMIFS([.F122:.F177];[.E122:.E177];[.H121];[.D122:.D177];[.M120])" office:value-type="float" office:value="7" calcext:value-type="float">
            <text:p>7</text:p>
          </table:table-cell>
          <table:table-cell table:style-name="ce47" table:formula="of:=SUMIFS([.F122:.F177];[.E122:.E177];[.H121];[.D122:.D177];[.N120])" office:value-type="float" office:value="23" calcext:value-type="float">
            <text:p>23</text:p>
          </table:table-cell>
          <table:table-cell table:style-name="ce56" table:formula="of:=SUM([.I121:.N121])" office:value-type="float" office:value="42" calcext:value-type="float">
            <text:p>42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46" office:value-type="string" calcext:value-type="string">
            <text:p>Ismaele Gobbo</text:p>
          </table:table-cell>
          <table:table-cell table:style-name="ce46" table:formula="of:=SUMIFS([.F122:.F177];[.E122:.E177];[.H122];[.D122:.D177];[.I120])" office:value-type="float" office:value="3" calcext:value-type="float">
            <text:p>3</text:p>
          </table:table-cell>
          <table:table-cell table:style-name="ce46" table:formula="of:=SUMIFS([.F122:.F177];[.E122:.E177];[.H122];[.D122:.D177];[.J120])" office:value-type="float" office:value="0" calcext:value-type="float">
            <text:p>0</text:p>
          </table:table-cell>
          <table:table-cell table:style-name="ce46" table:formula="of:=SUMIFS([.F122:.F177];[.E122:.E177];[.H122];[.D122:.D177];[.K120])" office:value-type="float" office:value="9" calcext:value-type="float">
            <text:p>9</text:p>
          </table:table-cell>
          <table:table-cell table:style-name="ce46" table:formula="of:=SUMIFS([.F122:.F177];[.E122:.E177];[.H122];[.D122:.D177];[.L120])" office:value-type="float" office:value="0" calcext:value-type="float">
            <text:p>0</text:p>
          </table:table-cell>
          <table:table-cell table:style-name="ce46" table:formula="of:=SUMIFS([.F122:.F177];[.E122:.E177];[.H122];[.D122:.D177];[.M120])" office:value-type="float" office:value="18" calcext:value-type="float">
            <text:p>18</text:p>
          </table:table-cell>
          <table:table-cell table:style-name="ce46" table:formula="of:=SUMIFS([.F122:.F177];[.E122:.E177];[.H122];[.D122:.D177];[.N120])" office:value-type="float" office:value="12" calcext:value-type="float">
            <text:p>12</text:p>
          </table:table-cell>
          <table:table-cell table:style-name="ce56" table:formula="of:=SUM([.I122:.N122])" office:value-type="float" office:value="42" calcext:value-type="float">
            <text:p>42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style-name="ce46" office:value-type="string" calcext:value-type="string">
            <text:p>Marco Camborata</text:p>
          </table:table-cell>
          <table:table-cell table:style-name="ce46" table:formula="of:=SUMIFS([.F122:.F177];[.E122:.E177];[.H123];[.D122:.D177];[.I120])" office:value-type="float" office:value="0" calcext:value-type="float">
            <text:p>0</text:p>
          </table:table-cell>
          <table:table-cell table:style-name="ce46" table:formula="of:=SUMIFS([.F122:.F177];[.E122:.E177];[.H123];[.D122:.D177];[.J120])" office:value-type="float" office:value="0" calcext:value-type="float">
            <text:p>0</text:p>
          </table:table-cell>
          <table:table-cell table:style-name="ce46" table:formula="of:=SUMIFS([.F122:.F177];[.E122:.E177];[.H123];[.D122:.D177];[.K120])" office:value-type="float" office:value="8" calcext:value-type="float">
            <text:p>8</text:p>
          </table:table-cell>
          <table:table-cell table:style-name="ce46" table:formula="of:=SUMIFS([.F122:.F177];[.E122:.E177];[.H123];[.D122:.D177];[.L120])" office:value-type="float" office:value="0" calcext:value-type="float">
            <text:p>0</text:p>
          </table:table-cell>
          <table:table-cell table:style-name="ce46" table:formula="of:=SUMIFS([.F122:.F177];[.E122:.E177];[.H123];[.D122:.D177];[.M120])" office:value-type="float" office:value="18" calcext:value-type="float">
            <text:p>18</text:p>
          </table:table-cell>
          <table:table-cell table:style-name="ce46" table:formula="of:=SUMIFS([.F122:.F177];[.E122:.E177];[.H123];[.D122:.D177];[.N120])" office:value-type="float" office:value="15" calcext:value-type="float">
            <text:p>15</text:p>
          </table:table-cell>
          <table:table-cell table:style-name="ce56" table:formula="of:=SUM([.I123:.N123])" office:value-type="float" office:value="41" calcext:value-type="float">
            <text:p>41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47" office:value-type="string" calcext:value-type="string">
            <text:p>Enrico De Lazzari</text:p>
          </table:table-cell>
          <table:table-cell table:style-name="ce46" table:formula="of:=SUMIFS([.F122:.F177];[.E122:.E177];[.H124];[.D122:.D177];[.I119])" office:value-type="float" office:value="0" calcext:value-type="float">
            <text:p>0</text:p>
          </table:table-cell>
          <table:table-cell table:style-name="ce46" table:formula="of:=SUMIFS([.F122:.F177];[.E122:.E177];[.H124];[.D122:.D177];[.J120])" office:value-type="float" office:value="0" calcext:value-type="float">
            <text:p>0</text:p>
          </table:table-cell>
          <table:table-cell table:style-name="ce46" table:formula="of:=SUMIFS([.F122:.F177];[.E122:.E177];[.H124];[.D122:.D177];[.K120])" office:value-type="float" office:value="9" calcext:value-type="float">
            <text:p>9</text:p>
          </table:table-cell>
          <table:table-cell table:style-name="ce46" table:formula="of:=SUMIFS([.F122:.F177];[.E122:.E177];[.H124];[.D122:.D177];[.L120])" office:value-type="float" office:value="0" calcext:value-type="float">
            <text:p>0</text:p>
          </table:table-cell>
          <table:table-cell table:style-name="ce46" table:formula="of:=SUMIFS([.F122:.F177];[.E122:.E177];[.H124];[.D122:.D177];[.M120])" office:value-type="float" office:value="19" calcext:value-type="float">
            <text:p>19</text:p>
          </table:table-cell>
          <table:table-cell table:style-name="ce46" table:formula="of:=SUMIFS([.F122:.F177];[.E122:.E177];[.H124];[.D122:.D177];[.N120])" office:value-type="float" office:value="12" calcext:value-type="float">
            <text:p>12</text:p>
          </table:table-cell>
          <table:table-cell table:style-name="ce56" table:formula="of:=SUM([.I124:.N124])" office:value-type="float" office:value="40" calcext:value-type="float">
            <text:p>4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DC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 table:number-columns-repeated="2"/>
          <table:table-cell table:style-name="ce43"/>
          <table:table-cell table:style-name="ce46" office:value-type="string" calcext:value-type="string">
            <text:p>Mattia Cossu</text:p>
          </table:table-cell>
          <table:table-cell table:style-name="ce46" table:formula="of:=SUMIFS([.F122:.F177];[.E122:.E177];[.H125];[.D122:.D177];[.I120])" office:value-type="float" office:value="0" calcext:value-type="float">
            <text:p>0</text:p>
          </table:table-cell>
          <table:table-cell table:style-name="ce46" table:formula="of:=SUMIFS([.F122:.F177];[.E122:.E177];[.H125];[.D122:.D177];[.J120])" office:value-type="float" office:value="2" calcext:value-type="float">
            <text:p>2</text:p>
          </table:table-cell>
          <table:table-cell table:style-name="ce46" table:formula="of:=SUMIFS([.F122:.F177];[.E122:.E177];[.H125];[.D122:.D177];[.K120])" office:value-type="float" office:value="10" calcext:value-type="float">
            <text:p>10</text:p>
          </table:table-cell>
          <table:table-cell table:style-name="ce46" table:formula="of:=SUMIFS([.F122:.F177];[.E122:.E177];[.H125];[.D122:.D177];[.L120])" office:value-type="float" office:value="0" calcext:value-type="float">
            <text:p>0</text:p>
          </table:table-cell>
          <table:table-cell table:style-name="ce46" table:formula="of:=SUMIFS([.F122:.F177];[.E122:.E177];[.H125];[.D122:.D177];[.M120])" office:value-type="float" office:value="15" calcext:value-type="float">
            <text:p>15</text:p>
          </table:table-cell>
          <table:table-cell table:style-name="ce46" table:formula="of:=SUMIFS([.F122:.F177];[.E122:.E177];[.H125];[.D122:.D177];[.N120])" office:value-type="float" office:value="12" calcext:value-type="float">
            <text:p>12</text:p>
          </table:table-cell>
          <table:table-cell table:style-name="ce56" table:formula="of:=SUM([.I125:.N125])" office:value-type="float" office:value="39" calcext:value-type="float">
            <text:p>39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Monica Manuto</text:p>
          </table:table-cell>
          <table:table-cell table:style-name="ce46" table:formula="of:=SUMIFS([.F122:.F177];[.E122:.E177];[.H126];[.D122:.D177];[.I120])" office:value-type="float" office:value="0" calcext:value-type="float">
            <text:p>0</text:p>
          </table:table-cell>
          <table:table-cell table:style-name="ce46" table:formula="of:=SUMIFS([.F122:.F177];[.E122:.E177];[.H126];[.D122:.D177];[.J120])" office:value-type="float" office:value="0" calcext:value-type="float">
            <text:p>0</text:p>
          </table:table-cell>
          <table:table-cell table:style-name="ce46" table:formula="of:=SUMIFS([.F122:.F177];[.E122:.E177];[.H126];[.D122:.D177];[.K120])" office:value-type="float" office:value="8" calcext:value-type="float">
            <text:p>8</text:p>
          </table:table-cell>
          <table:table-cell table:style-name="ce46" table:formula="of:=SUMIFS([.F122:.F177];[.E122:.E177];[.H126];[.D122:.D177];[.L120])" office:value-type="float" office:value="7" calcext:value-type="float">
            <text:p>7</text:p>
          </table:table-cell>
          <table:table-cell table:style-name="ce46" table:formula="of:=SUMIFS([.F122:.F177];[.E122:.E177];[.H126];[.D122:.D177];[.M120])" office:value-type="float" office:value="9" calcext:value-type="float">
            <text:p>9</text:p>
          </table:table-cell>
          <table:table-cell table:style-name="ce46" table:formula="of:=SUMIFS([.F122:.F177];[.E122:.E177];[.H126];[.D122:.D177];[.N120])" office:value-type="float" office:value="15" calcext:value-type="float">
            <text:p>15</text:p>
          </table:table-cell>
          <table:table-cell table:style-name="ce56" table:formula="of:=SUM([.I126:.N126])" office:value-type="float" office:value="39" calcext:value-type="float">
            <text:p>39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Andrea Rettore</text:p>
          </table:table-cell>
          <table:table-cell table:style-name="ce46" table:formula="of:=SUMIFS([.F122:.F177];[.E122:.E177];[.H127];[.D122:.D177];[.I120])" office:value-type="float" office:value="0" calcext:value-type="float">
            <text:p>0</text:p>
          </table:table-cell>
          <table:table-cell table:style-name="ce46" table:formula="of:=SUMIFS([.F122:.F177];[.E122:.E177];[.H127];[.D122:.D177];[.J120])" office:value-type="float" office:value="0" calcext:value-type="float">
            <text:p>0</text:p>
          </table:table-cell>
          <table:table-cell table:style-name="ce46" table:formula="of:=SUMIFS([.F122:.F177];[.E122:.E177];[.H127];[.D122:.D177];[.K120])" office:value-type="float" office:value="21" calcext:value-type="float">
            <text:p>21</text:p>
          </table:table-cell>
          <table:table-cell table:style-name="ce46" table:formula="of:=SUMIFS([.F122:.F177];[.E122:.E177];[.H127];[.D122:.D177];[.L120])" office:value-type="float" office:value="4" calcext:value-type="float">
            <text:p>4</text:p>
          </table:table-cell>
          <table:table-cell table:style-name="ce46" table:formula="of:=SUMIFS([.F122:.F177];[.E122:.E177];[.H127];[.D122:.D177];[.M120])" office:value-type="float" office:value="2" calcext:value-type="float">
            <text:p>2</text:p>
          </table:table-cell>
          <table:table-cell table:style-name="ce46" table:formula="of:=SUMIFS([.F122:.F177];[.E122:.E177];[.H127];[.D122:.D177];[.N120])" office:value-type="float" office:value="15" calcext:value-type="float">
            <text:p>15</text:p>
          </table:table-cell>
          <table:table-cell table:style-name="ce56" table:formula="of:=SUM([.I127:.N127])" office:value-type="float" office:value="42" calcext:value-type="float">
            <text:p>42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2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totale ore:</text:p>
          </table:table-cell>
          <table:table-cell table:style-name="ce44" table:formula="of:=SUM([.I121:.I127])" office:value-type="float" office:value="3" calcext:value-type="float">
            <text:p>3</text:p>
          </table:table-cell>
          <table:table-cell table:style-name="ce44" table:formula="of:=SUM([.J121:.J127])" office:value-type="float" office:value="4" calcext:value-type="float">
            <text:p>4</text:p>
          </table:table-cell>
          <table:table-cell table:style-name="ce44" table:formula="of:=SUM([.K121:.K127])" office:value-type="float" office:value="75" calcext:value-type="float">
            <text:p>75</text:p>
          </table:table-cell>
          <table:table-cell table:style-name="ce44" table:formula="of:=SUM([.L121:.L127])" office:value-type="float" office:value="11" calcext:value-type="float">
            <text:p>11</text:p>
          </table:table-cell>
          <table:table-cell table:style-name="ce44" table:formula="of:=SUM([.M121:.M127])" office:value-type="float" office:value="88" calcext:value-type="float">
            <text:p>88</text:p>
          </table:table-cell>
          <table:table-cell table:style-name="ce44" table:formula="of:=SUM([.N121:.N127])" office:value-type="float" office:value="104" calcext:value-type="float">
            <text:p>104</text:p>
          </table:table-cell>
          <table:table-cell table:style-name="ce57" table:formula="of:=SUM([.O121:.O127])" office:value-type="float" office:value="285" calcext:value-type="float">
            <text:p>285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DC3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 table:number-columns-repeated="2"/>
          <table:table-cell table:style-name="ce43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costo per ruolo:</text:p>
          </table:table-cell>
          <table:table-cell table:style-name="ce46" table:formula="of:=[.I128]*[.I129]" office:value-type="float" office:value="90" calcext:value-type="float">
            <text:p>90</text:p>
          </table:table-cell>
          <table:table-cell table:style-name="ce46" table:formula="of:=[.J128]*[.J129]" office:value-type="float" office:value="100" calcext:value-type="float">
            <text:p>100</text:p>
          </table:table-cell>
          <table:table-cell table:style-name="ce46" table:formula="of:=[.K128]*[.K129]" office:value-type="float" office:value="1650" calcext:value-type="float">
            <text:p>1650</text:p>
          </table:table-cell>
          <table:table-cell table:style-name="ce46" table:formula="of:=[.L128]*[.L129]" office:value-type="float" office:value="220" calcext:value-type="float">
            <text:p>220</text:p>
          </table:table-cell>
          <table:table-cell table:style-name="ce46" table:formula="of:=[.M128]*[.M129]" office:value-type="float" office:value="1320" calcext:value-type="float">
            <text:p>1320</text:p>
          </table:table-cell>
          <table:table-cell table:style-name="ce46" table:formula="of:=[.N128]*[.N129]" office:value-type="float" office:value="1560" calcext:value-type="float">
            <text:p>1560</text:p>
          </table:table-cell>
          <table:table-cell table:style-name="ce31" table:formula="of:=SUM([.I130:.N130])" office:value-type="float" office:value="4940" calcext:value-type="float">
            <text:p>4940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PDC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3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4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 table:number-columns-repeated="2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5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 table:number-columns-repeated="2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5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6</text:p>
          </table:table-cell>
          <table:table-cell table:style-name="ce23" office:value-type="string" calcext:value-type="string">
            <text:p>Definizione del Prodotto 1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0" calcext:value-type="float">
            <text:p>10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0" calcext:value-type="float">
            <text:p>10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6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Federico Vegro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Andrea Rettore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Marco Camborata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ttia Cossu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8</text:p>
          </table:table-cell>
          <table:table-cell table:style-name="ce23" office:value-type="string" calcext:value-type="string">
            <text:p>Definizione del Prodotto 2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5" calcext:value-type="float">
            <text:p>5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2" calcext:value-type="float">
            <text:p>1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Enrico De Lazzari</text:p>
          </table:table-cell>
          <table:table-cell table:style-name="ce34" office:value-type="float" office:value="12" calcext:value-type="float">
            <text:p>1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Ismaele Gobbo</text:p>
          </table:table-cell>
          <table:table-cell table:style-name="ce34" office:value-type="float" office:value="12" calcext:value-type="float">
            <text:p>1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34" office:value-type="float" office:value="9" calcext:value-type="float">
            <text:p>9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10</text:p>
          </table:table-cell>
          <table:table-cell table:style-name="ce23" office:value-type="string" calcext:value-type="string">
            <text:p>Manuale Utente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11</text:p>
          </table:table-cell>
          <table:table-cell table:style-name="ce23" office:value-type="string" calcext:value-type="string">
            <text:p>Glossario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1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style-name="ce43"/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PDC11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PDC12</text:p>
          </table:table-cell>
          <table:table-cell table:style-name="ce23" office:value-type="string" calcext:value-type="string">
            <text:p>CONSEGNA</text:p>
          </table:table-cell>
          <table:table-cell table:style-name="ce13" table:number-columns-repeated="3"/>
          <table:table-cell table:style-name="ce43"/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VERIFICA FINALE</text:p>
            <text:p>VALIDAZIONE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Amministratore</text:p>
          </table:table-cell>
          <table:table-cell table:style-name="ce17" office:value-type="string" calcext:value-type="string">
            <text:p>Enrico De Lazzari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187:.F229];[.E187:.E229];[.H187];[.D187:.D229];[.I186])" office:value-type="float" office:value="0" calcext:value-type="float">
            <text:p>0</text:p>
          </table:table-cell>
          <table:table-cell table:style-name="ce46" table:formula="of:=SUMIFS([.F187:.F229];[.E187:.E229];[.H187];[.D187:.D229];[.J186])" office:value-type="float" office:value="0" calcext:value-type="float">
            <text:p>0</text:p>
          </table:table-cell>
          <table:table-cell table:style-name="ce46" table:formula="of:=SUMIFS([.F187:.F229];[.E187:.E229];[.H187];[.D187:.D229];[.K186])" office:value-type="float" office:value="0" calcext:value-type="float">
            <text:p>0</text:p>
          </table:table-cell>
          <table:table-cell table:style-name="ce46" table:formula="of:=SUMIFS([.F187:.F229];[.E187:.E229];[.H187];[.D187:.D229];[.L186])" office:value-type="float" office:value="6" calcext:value-type="float">
            <text:p>6</text:p>
          </table:table-cell>
          <table:table-cell table:style-name="ce46" table:formula="of:=SUMIFS([.F187:.F229];[.E187:.E229];[.H187];[.D187:.D229];[.M186])" office:value-type="float" office:value="4" calcext:value-type="float">
            <text:p>4</text:p>
          </table:table-cell>
          <table:table-cell table:style-name="ce46" table:formula="of:=SUMIFS([.F187:.F229];[.E187:.E229];[.H187];[.D187:.D229];[.N186])" office:value-type="float" office:value="9" calcext:value-type="float">
            <text:p>9</text:p>
          </table:table-cell>
          <table:table-cell table:style-name="ce56" table:formula="of:=SUM([.I187:.N187])" office:value-type="float" office:value="19" calcext:value-type="float">
            <text:p>19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string" calcext:value-type="string">
            <text:p>Mattia Cossu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187:.F229];[.E187:.E229];[.H188];[.D187:.D229];[.I186])" office:value-type="float" office:value="5" calcext:value-type="float">
            <text:p>5</text:p>
          </table:table-cell>
          <table:table-cell table:style-name="ce46" table:formula="of:=SUMIFS([.F187:.F229];[.E187:.E229];[.H188];[.D187:.D229];[.J186])" office:value-type="float" office:value="0" calcext:value-type="float">
            <text:p>0</text:p>
          </table:table-cell>
          <table:table-cell table:style-name="ce46" table:formula="of:=SUMIFS([.F187:.F229];[.E187:.E229];[.H188];[.D187:.D229];[.K186])" office:value-type="float" office:value="0" calcext:value-type="float">
            <text:p>0</text:p>
          </table:table-cell>
          <table:table-cell table:style-name="ce46" table:formula="of:=SUMIFS([.F187:.F229];[.E187:.E229];[.H188];[.D187:.D229];[.L186])" office:value-type="float" office:value="13" calcext:value-type="float">
            <text:p>13</text:p>
          </table:table-cell>
          <table:table-cell table:style-name="ce46" table:formula="of:=SUMIFS([.F187:.F229];[.E187:.E229];[.H188];[.D187:.D229];[.M186])" office:value-type="float" office:value="0" calcext:value-type="float">
            <text:p>0</text:p>
          </table:table-cell>
          <table:table-cell table:style-name="ce46" table:formula="of:=SUMIFS([.F187:.F229];[.E187:.E229];[.H188];[.D187:.D229];[.N186])" office:value-type="float" office:value="3" calcext:value-type="float">
            <text:p>3</text:p>
          </table:table-cell>
          <table:table-cell table:style-name="ce56" table:formula="of:=SUM([.I188:.N188])" office:value-type="float" office:value="21" calcext:value-type="float">
            <text:p>21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string" calcext:value-type="string">
            <text:p>Federico Vegro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187:.F229];[.E187:.E229];[.H189];[.D187:.D229];[.I185])" office:value-type="float" office:value="0" calcext:value-type="float">
            <text:p>0</text:p>
          </table:table-cell>
          <table:table-cell table:style-name="ce47" table:formula="of:=SUMIFS([.F187:.F229];[.E187:.E229];[.H189];[.D187:.D229];[.J186])" office:value-type="float" office:value="0" calcext:value-type="float">
            <text:p>0</text:p>
          </table:table-cell>
          <table:table-cell table:style-name="ce47" table:formula="of:=SUMIFS([.F187:.F229];[.E187:.E229];[.H189];[.D187:.D229];[.K186])" office:value-type="float" office:value="8" calcext:value-type="float">
            <text:p>8</text:p>
          </table:table-cell>
          <table:table-cell table:style-name="ce47" table:formula="of:=SUMIFS([.F187:.F229];[.E187:.E229];[.H189];[.D187:.D229];[.L186])" office:value-type="float" office:value="0" calcext:value-type="float">
            <text:p>0</text:p>
          </table:table-cell>
          <table:table-cell table:style-name="ce46" table:formula="of:=SUMIFS([.F187:.F229];[.E187:.E229];[.H189];[.D187:.D229];[.M186])" office:value-type="float" office:value="3" calcext:value-type="float">
            <text:p>3</text:p>
          </table:table-cell>
          <table:table-cell table:style-name="ce46" table:formula="of:=SUMIFS([.F187:.F229];[.E187:.E229];[.H189];[.D187:.D229];[.N186])" office:value-type="float" office:value="9" calcext:value-type="float">
            <text:p>9</text:p>
          </table:table-cell>
          <table:table-cell table:style-name="ce56" table:formula="of:=SUM([.I189:.N189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string" calcext:value-type="string">
            <text:p>Marco Camborata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187:.F229];[.E187:.E229];[.H190];[.D187:.D229];[.I186])" office:value-type="float" office:value="0" calcext:value-type="float">
            <text:p>0</text:p>
          </table:table-cell>
          <table:table-cell table:style-name="ce46" table:formula="of:=SUMIFS([.F187:.F229];[.E187:.E229];[.H190];[.D187:.D229];[.J186])" office:value-type="float" office:value="0" calcext:value-type="float">
            <text:p>0</text:p>
          </table:table-cell>
          <table:table-cell table:style-name="ce46" table:formula="of:=SUMIFS([.F187:.F229];[.E187:.E229];[.H190];[.D187:.D229];[.K186])" office:value-type="float" office:value="9" calcext:value-type="float">
            <text:p>9</text:p>
          </table:table-cell>
          <table:table-cell table:style-name="ce46" table:formula="of:=SUMIFS([.F187:.F229];[.E187:.E229];[.H190];[.D187:.D229];[.L186])" office:value-type="float" office:value="6" calcext:value-type="float">
            <text:p>6</text:p>
          </table:table-cell>
          <table:table-cell table:style-name="ce46" table:formula="of:=SUMIFS([.F187:.F229];[.E187:.E229];[.H190];[.D187:.D229];[.M186])" office:value-type="float" office:value="7" calcext:value-type="float">
            <text:p>7</text:p>
          </table:table-cell>
          <table:table-cell table:style-name="ce46" table:formula="of:=SUMIFS([.F187:.F229];[.E187:.E229];[.H190];[.D187:.D229];[.N186])" office:value-type="float" office:value="0" calcext:value-type="float">
            <text:p>0</text:p>
          </table:table-cell>
          <table:table-cell table:style-name="ce56" table:formula="of:=SUM([.I190:.N190])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187:.F229];[.E187:.E229];[.H191];[.D187:.D229];[.I186])" office:value-type="float" office:value="6" calcext:value-type="float">
            <text:p>6</text:p>
          </table:table-cell>
          <table:table-cell table:style-name="ce46" table:formula="of:=SUMIFS([.F187:.F229];[.E187:.E229];[.H191];[.D187:.D229];[.J186])" office:value-type="float" office:value="0" calcext:value-type="float">
            <text:p>0</text:p>
          </table:table-cell>
          <table:table-cell table:style-name="ce46" table:formula="of:=SUMIFS([.F187:.F229];[.E187:.E229];[.H191];[.D187:.D229];[.K186])" office:value-type="float" office:value="6" calcext:value-type="float">
            <text:p>6</text:p>
          </table:table-cell>
          <table:table-cell table:style-name="ce46" table:formula="of:=SUMIFS([.F187:.F229];[.E187:.E229];[.H191];[.D187:.D229];[.L186])" office:value-type="float" office:value="0" calcext:value-type="float">
            <text:p>0</text:p>
          </table:table-cell>
          <table:table-cell table:style-name="ce46" table:formula="of:=SUMIFS([.F187:.F229];[.E187:.E229];[.H191];[.D187:.D229];[.M186])" office:value-type="float" office:value="8" calcext:value-type="float">
            <text:p>8</text:p>
          </table:table-cell>
          <table:table-cell table:style-name="ce46" table:formula="of:=SUMIFS([.F187:.F229];[.E187:.E229];[.H191];[.D187:.D229];[.N186])" office:value-type="float" office:value="0" calcext:value-type="float">
            <text:p>0</text:p>
          </table:table-cell>
          <table:table-cell table:style-name="ce56" table:formula="of:=SUM([.I191:.N191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187:.F229];[.E187:.E229];[.H192];[.D187:.D229];[.I186])" office:value-type="float" office:value="0" calcext:value-type="float">
            <text:p>0</text:p>
          </table:table-cell>
          <table:table-cell table:style-name="ce46" table:formula="of:=SUMIFS([.F187:.F229];[.E187:.E229];[.H192];[.D187:.D229];[.J186])" office:value-type="float" office:value="2" calcext:value-type="float">
            <text:p>2</text:p>
          </table:table-cell>
          <table:table-cell table:style-name="ce46" table:formula="of:=SUMIFS([.F187:.F229];[.E187:.E229];[.H192];[.D187:.D229];[.K186])" office:value-type="float" office:value="12" calcext:value-type="float">
            <text:p>12</text:p>
          </table:table-cell>
          <table:table-cell table:style-name="ce46" table:formula="of:=SUMIFS([.F187:.F229];[.E187:.E229];[.H192];[.D187:.D229];[.L186])" office:value-type="float" office:value="0" calcext:value-type="float">
            <text:p>0</text:p>
          </table:table-cell>
          <table:table-cell table:style-name="ce46" table:formula="of:=SUMIFS([.F187:.F229];[.E187:.E229];[.H192];[.D187:.D229];[.M186])" office:value-type="float" office:value="8" calcext:value-type="float">
            <text:p>8</text:p>
          </table:table-cell>
          <table:table-cell table:style-name="ce46" table:formula="of:=SUMIFS([.F187:.F229];[.E187:.E229];[.H192];[.D187:.D229];[.N186])" office:value-type="float" office:value="0" calcext:value-type="float">
            <text:p>0</text:p>
          </table:table-cell>
          <table:table-cell table:style-name="ce56" table:formula="of:=SUM([.I192:.N192])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3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3"/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187:.F229];[.E187:.E229];[.H193];[.D187:.D229];[.I186])" office:value-type="float" office:value="0" calcext:value-type="float">
            <text:p>0</text:p>
          </table:table-cell>
          <table:table-cell table:style-name="ce46" table:formula="of:=SUMIFS([.F187:.F229];[.E187:.E229];[.H193];[.D187:.D229];[.J186])" office:value-type="float" office:value="0" calcext:value-type="float">
            <text:p>0</text:p>
          </table:table-cell>
          <table:table-cell table:style-name="ce46" table:formula="of:=SUMIFS([.F187:.F229];[.E187:.E229];[.H193];[.D187:.D229];[.K186])" office:value-type="float" office:value="5" calcext:value-type="float">
            <text:p>5</text:p>
          </table:table-cell>
          <table:table-cell table:style-name="ce46" table:formula="of:=SUMIFS([.F187:.F229];[.E187:.E229];[.H193];[.D187:.D229];[.L186])" office:value-type="float" office:value="0" calcext:value-type="float">
            <text:p>0</text:p>
          </table:table-cell>
          <table:table-cell table:style-name="ce46" table:formula="of:=SUMIFS([.F187:.F229];[.E187:.E229];[.H193];[.D187:.D229];[.M186])" office:value-type="float" office:value="15" calcext:value-type="float">
            <text:p>15</text:p>
          </table:table-cell>
          <table:table-cell table:style-name="ce46" table:formula="of:=SUMIFS([.F187:.F229];[.E187:.E229];[.H193];[.D187:.D229];[.N186])" office:value-type="float" office:value="0" calcext:value-type="float">
            <text:p>0</text:p>
          </table:table-cell>
          <table:table-cell table:style-name="ce56" table:formula="of:=SUM([.I193:.N193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187:.I193])" office:value-type="float" office:value="11" calcext:value-type="float">
            <text:p>11</text:p>
          </table:table-cell>
          <table:table-cell table:style-name="ce44" table:formula="of:=SUM([.J187:.J193])" office:value-type="float" office:value="2" calcext:value-type="float">
            <text:p>2</text:p>
          </table:table-cell>
          <table:table-cell table:style-name="ce44" table:formula="of:=SUM([.K187:.K193])" office:value-type="float" office:value="40" calcext:value-type="float">
            <text:p>40</text:p>
          </table:table-cell>
          <table:table-cell table:style-name="ce44" table:formula="of:=SUM([.L187:.L193])" office:value-type="float" office:value="25" calcext:value-type="float">
            <text:p>25</text:p>
          </table:table-cell>
          <table:table-cell table:style-name="ce44" table:formula="of:=SUM([.M187:.M193])" office:value-type="float" office:value="45" calcext:value-type="float">
            <text:p>45</text:p>
          </table:table-cell>
          <table:table-cell table:style-name="ce44" table:formula="of:=SUM([.N187:.N193])" office:value-type="float" office:value="21" calcext:value-type="float">
            <text:p>21</text:p>
          </table:table-cell>
          <table:table-cell table:style-name="ce57" table:formula="of:=SUM([.O187:.O193])" office:value-type="float" office:value="144" calcext:value-type="float">
            <text:p>144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195]*[.I194]" office:value-type="float" office:value="330" calcext:value-type="float">
            <text:p>330</text:p>
          </table:table-cell>
          <table:table-cell table:style-name="ce46" table:formula="of:=[.J195]*[.J194]" office:value-type="float" office:value="50" calcext:value-type="float">
            <text:p>50</text:p>
          </table:table-cell>
          <table:table-cell table:style-name="ce46" table:formula="of:=[.K195]*[.K194]" office:value-type="float" office:value="880" calcext:value-type="float">
            <text:p>880</text:p>
          </table:table-cell>
          <table:table-cell table:style-name="ce46" table:formula="of:=[.L195]*[.L194]" office:value-type="float" office:value="500" calcext:value-type="float">
            <text:p>500</text:p>
          </table:table-cell>
          <table:table-cell table:style-name="ce46" table:formula="of:=[.M195]*[.M194]" office:value-type="float" office:value="675" calcext:value-type="float">
            <text:p>675</text:p>
          </table:table-cell>
          <table:table-cell table:style-name="ce46" table:formula="of:=[.N195]*[.N194]" office:value-type="float" office:value="315" calcext:value-type="float">
            <text:p>315</text:p>
          </table:table-cell>
          <table:table-cell table:style-name="ce31" table:formula="of:=SUM([.I196:.N196])" office:value-type="float" office:value="2750" calcext:value-type="float">
            <text:p>275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5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6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Enrico De Lazzari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7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8</text:p>
          </table:table-cell>
          <table:table-cell table:style-name="ce23" office:value-type="string" calcext:value-type="string">
            <text:p>Definizione del Prodott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Enrico De Lazzari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9</text:p>
          </table:table-cell>
          <table:table-cell table:style-name="ce23" office:value-type="string" calcext:value-type="string">
            <text:p>Manuale Utente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ramm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10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10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11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1018"/>
        </table:table-row>
        <table:table-row table:style-name="ro3" table:number-rows-repeated="10483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09:31:55.183127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2:04:37.052294299</meta:creation-date>
    <dc:date>2015-05-24T10:09:50.005050927</dc:date>
    <meta:editing-duration>PT15H49M7S</meta:editing-duration>
    <meta:editing-cycles>114</meta:editing-cycles>
    <meta:generator>LibreOffice/4.2.8.2$Linux_X86_64 LibreOffice_project/420m0$Build-2</meta:generator>
    <meta:document-statistic meta:table-count="1" meta:cell-count="149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91cm" svg:height="4.714cm" xlink:href=".." xlink:type="simple" chart:class="chart:bar" chart:style-name="ch1">
        <chart:legend chart:legend-position="end" svg:x="16.781cm" svg:y="0.813cm" style:legend-expansion="high" chart:style-name="ch2"/>
        <chart:plot-area chart:style-name="ch3" table:cell-range-address="Sheet1.H18:Sheet1.N25" chart:data-source-has-labels="both" svg:x="0.397cm" svg:y="0.094cm" svg:width="15.987cm" svg:height="4.526cm">
          <chartooo:coordinate-region svg:x="1.018cm" svg:y="0.293cm" svg:width="15.245cm" svg:height="3.282cm"/>
          <chart:axis chart:dimension="x" chart:name="primary-x" chart:style-name="ch4" chartooo:axis-type="auto">
            <chartooo:date-scale/>
            <chart:categories table:cell-range-address="Sheet1.H19:Sheet1.H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9:Sheet1.I25" chart:label-cell-address="Sheet1.I18:Sheet1.I18" chart:class="chart:bar">
            <chart:data-point chart:repeated="7"/>
          </chart:series>
          <chart:series chart:style-name="ch8" chart:values-cell-range-address="Sheet1.J19:Sheet1.J25" chart:label-cell-address="Sheet1.J18:Sheet1.J18" chart:class="chart:bar">
            <chart:data-point chart:repeated="7"/>
          </chart:series>
          <chart:series chart:style-name="ch9" chart:values-cell-range-address="Sheet1.K19:Sheet1.K25" chart:label-cell-address="Sheet1.K18:Sheet1.K18" chart:class="chart:bar">
            <chart:data-point chart:repeated="7"/>
          </chart:series>
          <chart:series chart:style-name="ch10" chart:values-cell-range-address="Sheet1.L19:Sheet1.L25" chart:label-cell-address="Sheet1.L18:Sheet1.L18" chart:class="chart:bar">
            <chart:data-point chart:repeated="7"/>
          </chart:series>
          <chart:series chart:style-name="ch11" chart:values-cell-range-address="Sheet1.M19:Sheet1.M25" chart:label-cell-address="Sheet1.M18:Sheet1.M18" chart:class="chart:bar">
            <chart:data-point chart:repeated="7"/>
          </chart:series>
          <chart:series chart:style-name="ch12" chart:values-cell-range-address="Sheet1.N19:Sheet1.N25" chart:label-cell-address="Sheet1.N18:Sheet1.N1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8:Sheet1.I18</svg:desc>
                </draw:g>
              </table:table-cell>
              <table:table-cell office:value-type="string">
                <text:p>Analista</text:p>
                <draw:g>
                  <svg:desc>Sheet1.J18:Sheet1.J18</svg:desc>
                </draw:g>
              </table:table-cell>
              <table:table-cell office:value-type="string">
                <text:p>Progettista</text:p>
                <draw:g>
                  <svg:desc>Sheet1.K18:Sheet1.K18</svg:desc>
                </draw:g>
              </table:table-cell>
              <table:table-cell office:value-type="string">
                <text:p>Amministratore</text:p>
                <draw:g>
                  <svg:desc>Sheet1.L18:Sheet1.L18</svg:desc>
                </draw:g>
              </table:table-cell>
              <table:table-cell office:value-type="string">
                <text:p>Verificatore</text:p>
                <draw:g>
                  <svg:desc>Sheet1.M18:Sheet1.M18</svg:desc>
                </draw:g>
              </table:table-cell>
              <table:table-cell office:value-type="string">
                <text:p>Programmatore</text:p>
                <draw:g>
                  <svg:desc>Sheet1.N18:Sheet1.N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9:Sheet1.H25</svg:desc>
                </draw:g>
              </table:table-cell>
              <table:table-cell office:value-type="float" office:value="0">
                <text:p>0</text:p>
                <draw:g>
                  <svg:desc>Sheet1.I19:Sheet1.I25</svg:desc>
                </draw:g>
              </table:table-cell>
              <table:table-cell office:value-type="float" office:value="14">
                <text:p>14</text:p>
                <draw:g>
                  <svg:desc>Sheet1.J19:Sheet1.J25</svg:desc>
                </draw:g>
              </table:table-cell>
              <table:table-cell office:value-type="float" office:value="0">
                <text:p>0</text:p>
                <draw:g>
                  <svg:desc>Sheet1.K19:Sheet1.K25</svg:desc>
                </draw:g>
              </table:table-cell>
              <table:table-cell office:value-type="float" office:value="4">
                <text:p>4</text:p>
                <draw:g>
                  <svg:desc>Sheet1.L19:Sheet1.L25</svg:desc>
                </draw:g>
              </table:table-cell>
              <table:table-cell office:value-type="float" office:value="2">
                <text:p>2</text:p>
                <draw:g>
                  <svg:desc>Sheet1.M19:Sheet1.M25</svg:desc>
                </draw:g>
              </table:table-cell>
              <table:table-cell office:value-type="float" office:value="0">
                <text:p>0</text:p>
                <draw:g>
                  <svg:desc>Sheet1.N19:Sheet1.N25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54cm" svg:height="5.114cm" xlink:href=".." xlink:type="simple" chart:class="chart:bar" chart:style-name="ch1">
        <chart:legend chart:legend-position="end" svg:x="16.644cm" svg:y="1.013cm" style:legend-expansion="high" chart:style-name="ch2"/>
        <chart:plot-area chart:style-name="ch3" table:cell-range-address="Sheet1.H75:Sheet1.N82" chart:data-source-has-labels="both" svg:x="0.395cm" svg:y="0.102cm" svg:width="15.854cm" svg:height="4.91cm">
          <chartooo:coordinate-region svg:x="1.016cm" svg:y="0.301cm" svg:width="15.102cm" svg:height="3.666cm"/>
          <chart:axis chart:dimension="x" chart:name="primary-x" chart:style-name="ch4" chartooo:axis-type="auto">
            <chartooo:date-scale/>
            <chart:categories table:cell-range-address="Sheet1.H76:Sheet1.H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76:Sheet1.I82" chart:label-cell-address="Sheet1.I75:Sheet1.I75" chart:class="chart:bar">
            <chart:data-point chart:repeated="7"/>
          </chart:series>
          <chart:series chart:style-name="ch8" chart:values-cell-range-address="Sheet1.J76:Sheet1.J82" chart:label-cell-address="Sheet1.J75:Sheet1.J75" chart:class="chart:bar">
            <chart:data-point chart:repeated="7"/>
          </chart:series>
          <chart:series chart:style-name="ch9" chart:values-cell-range-address="Sheet1.K76:Sheet1.K82" chart:label-cell-address="Sheet1.K75:Sheet1.K75" chart:class="chart:bar">
            <chart:data-point chart:repeated="7"/>
          </chart:series>
          <chart:series chart:style-name="ch10" chart:values-cell-range-address="Sheet1.L76:Sheet1.L82" chart:label-cell-address="Sheet1.L75:Sheet1.L75" chart:class="chart:bar">
            <chart:data-point chart:repeated="7"/>
          </chart:series>
          <chart:series chart:style-name="ch11" chart:values-cell-range-address="Sheet1.M76:Sheet1.M82" chart:label-cell-address="Sheet1.M75:Sheet1.M75" chart:class="chart:bar">
            <chart:data-point chart:repeated="7"/>
          </chart:series>
          <chart:series chart:style-name="ch12" chart:values-cell-range-address="Sheet1.N76:Sheet1.N82" chart:label-cell-address="Sheet1.N75:Sheet1.N7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75:Sheet1.I75</svg:desc>
                </draw:g>
              </table:table-cell>
              <table:table-cell office:value-type="string">
                <text:p>Analista</text:p>
                <draw:g>
                  <svg:desc>Sheet1.J75:Sheet1.J75</svg:desc>
                </draw:g>
              </table:table-cell>
              <table:table-cell office:value-type="string">
                <text:p>Progettista</text:p>
                <draw:g>
                  <svg:desc>Sheet1.K75:Sheet1.K75</svg:desc>
                </draw:g>
              </table:table-cell>
              <table:table-cell office:value-type="string">
                <text:p>Amministratore</text:p>
                <draw:g>
                  <svg:desc>Sheet1.L75:Sheet1.L75</svg:desc>
                </draw:g>
              </table:table-cell>
              <table:table-cell office:value-type="string">
                <text:p>Verificatore</text:p>
                <draw:g>
                  <svg:desc>Sheet1.M75:Sheet1.M75</svg:desc>
                </draw:g>
              </table:table-cell>
              <table:table-cell office:value-type="string">
                <text:p>Programmatore</text:p>
                <draw:g>
                  <svg:desc>Sheet1.N75:Sheet1.N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76:Sheet1.H82</svg:desc>
                </draw:g>
              </table:table-cell>
              <table:table-cell office:value-type="float" office:value="0">
                <text:p>0</text:p>
                <draw:g>
                  <svg:desc>Sheet1.I76:Sheet1.I82</svg:desc>
                </draw:g>
              </table:table-cell>
              <table:table-cell office:value-type="float" office:value="0">
                <text:p>0</text:p>
                <draw:g>
                  <svg:desc>Sheet1.J76:Sheet1.J82</svg:desc>
                </draw:g>
              </table:table-cell>
              <table:table-cell office:value-type="float" office:value="16">
                <text:p>16</text:p>
                <draw:g>
                  <svg:desc>Sheet1.K76:Sheet1.K82</svg:desc>
                </draw:g>
              </table:table-cell>
              <table:table-cell office:value-type="float" office:value="0">
                <text:p>0</text:p>
                <draw:g>
                  <svg:desc>Sheet1.L76:Sheet1.L82</svg:desc>
                </draw:g>
              </table:table-cell>
              <table:table-cell office:value-type="float" office:value="7">
                <text:p>7</text:p>
                <draw:g>
                  <svg:desc>Sheet1.M76:Sheet1.M82</svg:desc>
                </draw:g>
              </table:table-cell>
              <table:table-cell office:value-type="float" office:value="0">
                <text:p>0</text:p>
                <draw:g>
                  <svg:desc>Sheet1.N76:Sheet1.N82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1cm" svg:height="5.673cm" xlink:href=".." xlink:type="simple" chart:class="chart:bar" chart:style-name="ch1">
        <chart:legend chart:legend-position="end" svg:x="16.451cm" svg:y="1.292cm" style:legend-expansion="high" chart:style-name="ch2"/>
        <chart:plot-area chart:style-name="ch3" table:cell-range-address="Sheet1.H120:Sheet1.N127" chart:data-source-has-labels="both" svg:x="0.391cm" svg:y="0.113cm" svg:width="15.669cm" svg:height="5.447cm">
          <chartooo:coordinate-region svg:x="1.012cm" svg:y="0.312cm" svg:width="14.903cm" svg:height="4.203cm"/>
          <chart:axis chart:dimension="x" chart:name="primary-x" chart:style-name="ch4" chartooo:axis-type="auto">
            <chartooo:date-scale/>
            <chart:categories table:cell-range-address="Sheet1.H121:Sheet1.H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21:Sheet1.I127" chart:label-cell-address="Sheet1.I120:Sheet1.I120" chart:class="chart:bar">
            <chart:data-point chart:repeated="7"/>
          </chart:series>
          <chart:series chart:style-name="ch8" chart:values-cell-range-address="Sheet1.J121:Sheet1.J127" chart:label-cell-address="Sheet1.J120:Sheet1.J120" chart:class="chart:bar">
            <chart:data-point chart:repeated="7"/>
          </chart:series>
          <chart:series chart:style-name="ch9" chart:values-cell-range-address="Sheet1.K121:Sheet1.K127" chart:label-cell-address="Sheet1.K120:Sheet1.K120" chart:class="chart:bar">
            <chart:data-point chart:repeated="7"/>
          </chart:series>
          <chart:series chart:style-name="ch10" chart:values-cell-range-address="Sheet1.L121:Sheet1.L127" chart:label-cell-address="Sheet1.L120:Sheet1.L120" chart:class="chart:bar">
            <chart:data-point chart:repeated="7"/>
          </chart:series>
          <chart:series chart:style-name="ch11" chart:values-cell-range-address="Sheet1.M121:Sheet1.M127" chart:label-cell-address="Sheet1.M120:Sheet1.M120" chart:class="chart:bar">
            <chart:data-point chart:repeated="7"/>
          </chart:series>
          <chart:series chart:style-name="ch12" chart:values-cell-range-address="Sheet1.N121:Sheet1.N127" chart:label-cell-address="Sheet1.N120:Sheet1.N12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20:Sheet1.I120</svg:desc>
                </draw:g>
              </table:table-cell>
              <table:table-cell office:value-type="string">
                <text:p>Analista</text:p>
                <draw:g>
                  <svg:desc>Sheet1.J120:Sheet1.J120</svg:desc>
                </draw:g>
              </table:table-cell>
              <table:table-cell office:value-type="string">
                <text:p>Progettista</text:p>
                <draw:g>
                  <svg:desc>Sheet1.K120:Sheet1.K120</svg:desc>
                </draw:g>
              </table:table-cell>
              <table:table-cell office:value-type="string">
                <text:p>Amministratore</text:p>
                <draw:g>
                  <svg:desc>Sheet1.L120:Sheet1.L120</svg:desc>
                </draw:g>
              </table:table-cell>
              <table:table-cell office:value-type="string">
                <text:p>Verificatore</text:p>
                <draw:g>
                  <svg:desc>Sheet1.M120:Sheet1.M120</svg:desc>
                </draw:g>
              </table:table-cell>
              <table:table-cell office:value-type="string">
                <text:p>Programmatore</text:p>
                <draw:g>
                  <svg:desc>Sheet1.N120:Sheet1.N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21:Sheet1.H127</svg:desc>
                </draw:g>
              </table:table-cell>
              <table:table-cell office:value-type="float" office:value="0">
                <text:p>0</text:p>
                <draw:g>
                  <svg:desc>Sheet1.I121:Sheet1.I127</svg:desc>
                </draw:g>
              </table:table-cell>
              <table:table-cell office:value-type="float" office:value="2">
                <text:p>2</text:p>
                <draw:g>
                  <svg:desc>Sheet1.J121:Sheet1.J127</svg:desc>
                </draw:g>
              </table:table-cell>
              <table:table-cell office:value-type="float" office:value="10">
                <text:p>10</text:p>
                <draw:g>
                  <svg:desc>Sheet1.K121:Sheet1.K127</svg:desc>
                </draw:g>
              </table:table-cell>
              <table:table-cell office:value-type="float" office:value="0">
                <text:p>0</text:p>
                <draw:g>
                  <svg:desc>Sheet1.L121:Sheet1.L127</svg:desc>
                </draw:g>
              </table:table-cell>
              <table:table-cell office:value-type="float" office:value="7">
                <text:p>7</text:p>
                <draw:g>
                  <svg:desc>Sheet1.M121:Sheet1.M127</svg:desc>
                </draw:g>
              </table:table-cell>
              <table:table-cell office:value-type="float" office:value="23">
                <text:p>23</text:p>
                <draw:g>
                  <svg:desc>Sheet1.N121:Sheet1.N127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1cm" svg:height="5.566cm" xlink:href=".." xlink:type="simple" chart:class="chart:bar" chart:style-name="ch1">
        <chart:legend chart:legend-position="end" svg:x="16.451cm" svg:y="1.239cm" style:legend-expansion="high" chart:style-name="ch2"/>
        <chart:plot-area chart:style-name="ch3" table:cell-range-address="Sheet1.H186:Sheet1.N193" chart:data-source-has-labels="both" svg:x="0.391cm" svg:y="0.111cm" svg:width="15.669cm" svg:height="5.344cm">
          <chartooo:coordinate-region svg:x="1.012cm" svg:y="0.31cm" svg:width="14.903cm" svg:height="4.1cm"/>
          <chart:axis chart:dimension="x" chart:name="primary-x" chart:style-name="ch4" chartooo:axis-type="auto">
            <chartooo:date-scale/>
            <chart:categories table:cell-range-address="Sheet1.H187:Sheet1.H1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87:Sheet1.I193" chart:label-cell-address="Sheet1.I186:Sheet1.I186" chart:class="chart:bar">
            <chart:data-point chart:repeated="7"/>
          </chart:series>
          <chart:series chart:style-name="ch8" chart:values-cell-range-address="Sheet1.J187:Sheet1.J193" chart:label-cell-address="Sheet1.J186:Sheet1.J186" chart:class="chart:bar">
            <chart:data-point chart:repeated="7"/>
          </chart:series>
          <chart:series chart:style-name="ch9" chart:values-cell-range-address="Sheet1.K187:Sheet1.K193" chart:label-cell-address="Sheet1.K186:Sheet1.K186" chart:class="chart:bar">
            <chart:data-point chart:repeated="7"/>
          </chart:series>
          <chart:series chart:style-name="ch10" chart:values-cell-range-address="Sheet1.L187:Sheet1.L193" chart:label-cell-address="Sheet1.L186:Sheet1.L186" chart:class="chart:bar">
            <chart:data-point chart:repeated="7"/>
          </chart:series>
          <chart:series chart:style-name="ch11" chart:values-cell-range-address="Sheet1.M187:Sheet1.M193" chart:label-cell-address="Sheet1.M186:Sheet1.M186" chart:class="chart:bar">
            <chart:data-point chart:repeated="7"/>
          </chart:series>
          <chart:series chart:style-name="ch12" chart:values-cell-range-address="Sheet1.N187:Sheet1.N193" chart:label-cell-address="Sheet1.N186:Sheet1.N18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86:Sheet1.I186</svg:desc>
                </draw:g>
              </table:table-cell>
              <table:table-cell office:value-type="string">
                <text:p>Analista</text:p>
                <draw:g>
                  <svg:desc>Sheet1.J186:Sheet1.J186</svg:desc>
                </draw:g>
              </table:table-cell>
              <table:table-cell office:value-type="string">
                <text:p>Progettista</text:p>
                <draw:g>
                  <svg:desc>Sheet1.K186:Sheet1.K186</svg:desc>
                </draw:g>
              </table:table-cell>
              <table:table-cell office:value-type="string">
                <text:p>Amministratore</text:p>
                <draw:g>
                  <svg:desc>Sheet1.L186:Sheet1.L186</svg:desc>
                </draw:g>
              </table:table-cell>
              <table:table-cell office:value-type="string">
                <text:p>Verificatore</text:p>
                <draw:g>
                  <svg:desc>Sheet1.M186:Sheet1.M186</svg:desc>
                </draw:g>
              </table:table-cell>
              <table:table-cell office:value-type="string">
                <text:p>Programmatore</text:p>
                <draw:g>
                  <svg:desc>Sheet1.N186:Sheet1.N1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87:Sheet1.H193</svg:desc>
                </draw:g>
              </table:table-cell>
              <table:table-cell office:value-type="float" office:value="0">
                <text:p>0</text:p>
                <draw:g>
                  <svg:desc>Sheet1.I187:Sheet1.I193</svg:desc>
                </draw:g>
              </table:table-cell>
              <table:table-cell office:value-type="float" office:value="0">
                <text:p>0</text:p>
                <draw:g>
                  <svg:desc>Sheet1.J187:Sheet1.J193</svg:desc>
                </draw:g>
              </table:table-cell>
              <table:table-cell office:value-type="float" office:value="0">
                <text:p>0</text:p>
                <draw:g>
                  <svg:desc>Sheet1.K187:Sheet1.K193</svg:desc>
                </draw:g>
              </table:table-cell>
              <table:table-cell office:value-type="float" office:value="6">
                <text:p>6</text:p>
                <draw:g>
                  <svg:desc>Sheet1.L187:Sheet1.L193</svg:desc>
                </draw:g>
              </table:table-cell>
              <table:table-cell office:value-type="float" office:value="4">
                <text:p>4</text:p>
                <draw:g>
                  <svg:desc>Sheet1.M187:Sheet1.M193</svg:desc>
                </draw:g>
              </table:table-cell>
              <table:table-cell office:value-type="float" office:value="9">
                <text:p>9</text:p>
                <draw:g>
                  <svg:desc>Sheet1.N187:Sheet1.N193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03cm" svg:height="10.08cm" xlink:href=".." xlink:type="simple" chart:class="chart:bar" chart:style-name="ch1">
        <chart:legend chart:legend-position="end" svg:x="15.569cm" svg:y="4.542cm" style:legend-expansion="high" chart:style-name="ch2"/>
        <chart:plot-area chart:style-name="ch3" table:cell-range-address="Sheet1.Q7:Sheet1.Q10 Sheet1.T6:Sheet1.T10" chart:data-source-has-labels="both" svg:x="0.364cm" svg:y="0.201cm" svg:width="14.841cm" svg:height="9.678cm">
          <chartooo:coordinate-region svg:x="1.091cm" svg:y="0.4cm" svg:width="13.386cm" svg:height="8.435cm"/>
          <chart:axis chart:dimension="x" chart:name="primary-x" chart:style-name="ch4" chartooo:axis-type="auto">
            <chartooo:date-scale/>
            <chart:categories table:cell-range-address="Sheet1.Q7:Sheet1.Q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T7:Sheet1.T10" chart:label-cell-address="Sheet1.T6:Sheet1.T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al giorno
per persona</text:p>
                <draw:g>
                  <svg:desc>Sheet1.T6:Sheet1.T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alisi</text:p>
                <draw:g>
                  <svg:desc>Sheet1.Q7:Sheet1.Q10</svg:desc>
                </draw:g>
              </table:table-cell>
              <table:table-cell office:value-type="float" office:value="0.37">
                <text:p>0.37</text:p>
                <draw:g>
                  <svg:desc>Sheet1.T7:Sheet1.T10</svg:desc>
                </draw:g>
              </table:table-cell>
            </table:table-row>
            <table:table-row>
              <table:table-cell office:value-type="string">
                <text:p>Progettazione
Architetturale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Progettazione
Dettaglio e Codifica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Verifica Finale e
Validazione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74cm" svg:height="9.8cm" xlink:href=".." xlink:type="simple" chart:class="chart:bar" chart:style-name="ch1">
        <chart:legend svg:x="11.803cm" svg:y="0cm" style:legend-expansion="custom" chartooo:width="4.141cm" chartooo:height="6.018cm" style:legend-expansion-aspect-ratio="0.688102359587903" chart:style-name="ch2"/>
        <chart:plot-area chart:style-name="ch3" table:cell-range-address="Sheet1.V18:Sheet1.AB25" chart:data-source-has-labels="both" svg:x="0.326cm" svg:y="0.195cm" svg:width="13.065cm" svg:height="9.406cm">
          <chartooo:coordinate-region svg:x="3.302cm" svg:y="0.195cm" svg:width="9.809cm" svg:height="8.759cm"/>
          <chart:axis chart:dimension="x" chart:name="primary-x" chart:style-name="ch4" chartooo:axis-type="auto">
            <chartooo:date-scale/>
            <chart:categories table:cell-range-address="Sheet1.V19:Sheet1.V25"/>
          </chart:axis>
          <chart:axis chart:dimension="y" chart:name="primary-y" chart:style-name="ch5"/>
          <chart:series chart:style-name="ch6" chart:values-cell-range-address="Sheet1.W19:Sheet1.W25" chart:label-cell-address="Sheet1.W18:Sheet1.W18" chart:class="chart:bar">
            <chart:data-point chart:repeated="7"/>
          </chart:series>
          <chart:series chart:style-name="ch7" chart:values-cell-range-address="Sheet1.X19:Sheet1.X25" chart:label-cell-address="Sheet1.X18:Sheet1.X18" chart:class="chart:bar">
            <chart:data-point chart:repeated="7"/>
          </chart:series>
          <chart:series chart:style-name="ch8" chart:values-cell-range-address="Sheet1.Y19:Sheet1.Y25" chart:label-cell-address="Sheet1.Y18:Sheet1.Y18" chart:class="chart:bar">
            <chart:data-point chart:repeated="7"/>
          </chart:series>
          <chart:series chart:style-name="ch9" chart:values-cell-range-address="Sheet1.Z19:Sheet1.Z25" chart:label-cell-address="Sheet1.Z18:Sheet1.Z18" chart:class="chart:bar">
            <chart:data-point chart:repeated="7"/>
          </chart:series>
          <chart:series chart:style-name="ch10" chart:values-cell-range-address="Sheet1.AA19:Sheet1.AA25" chart:label-cell-address="Sheet1.AA18:Sheet1.AA18" chart:class="chart:bar">
            <chart:data-point chart:repeated="7"/>
          </chart:series>
          <chart:series chart:style-name="ch11" chart:values-cell-range-address="Sheet1.AB19:Sheet1.AB25" chart:label-cell-address="Sheet1.AB18:Sheet1.AB18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W18:Sheet1.W18</svg:desc>
                </draw:g>
              </table:table-cell>
              <table:table-cell office:value-type="string">
                <text:p>Analista</text:p>
                <draw:g>
                  <svg:desc>Sheet1.X18:Sheet1.X18</svg:desc>
                </draw:g>
              </table:table-cell>
              <table:table-cell office:value-type="string">
                <text:p>Progettista</text:p>
                <draw:g>
                  <svg:desc>Sheet1.Y18:Sheet1.Y18</svg:desc>
                </draw:g>
              </table:table-cell>
              <table:table-cell office:value-type="string">
                <text:p>Amministratore</text:p>
                <draw:g>
                  <svg:desc>Sheet1.Z18:Sheet1.Z18</svg:desc>
                </draw:g>
              </table:table-cell>
              <table:table-cell office:value-type="string">
                <text:p>Verificatore</text:p>
                <draw:g>
                  <svg:desc>Sheet1.AA18:Sheet1.AA18</svg:desc>
                </draw:g>
              </table:table-cell>
              <table:table-cell office:value-type="string">
                <text:p>Programmatore</text:p>
                <draw:g>
                  <svg:desc>Sheet1.AB18:Sheet1.A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V19:Sheet1.V25</svg:desc>
                </draw:g>
              </table:table-cell>
              <table:table-cell office:value-type="float" office:value="0">
                <text:p>0</text:p>
                <draw:g>
                  <svg:desc>Sheet1.W19:Sheet1.W25</svg:desc>
                </draw:g>
              </table:table-cell>
              <table:table-cell office:value-type="float" office:value="16">
                <text:p>16</text:p>
                <draw:g>
                  <svg:desc>Sheet1.X19:Sheet1.X25</svg:desc>
                </draw:g>
              </table:table-cell>
              <table:table-cell office:value-type="float" office:value="26">
                <text:p>26</text:p>
                <draw:g>
                  <svg:desc>Sheet1.Y19:Sheet1.Y25</svg:desc>
                </draw:g>
              </table:table-cell>
              <table:table-cell office:value-type="float" office:value="10">
                <text:p>10</text:p>
                <draw:g>
                  <svg:desc>Sheet1.Z19:Sheet1.Z25</svg:desc>
                </draw:g>
              </table:table-cell>
              <table:table-cell office:value-type="float" office:value="20">
                <text:p>20</text:p>
                <draw:g>
                  <svg:desc>Sheet1.AA19:Sheet1.AA25</svg:desc>
                </draw:g>
              </table:table-cell>
              <table:table-cell office:value-type="float" office:value="32">
                <text:p>32</text:p>
                <draw:g>
                  <svg:desc>Sheet1.AB19:Sheet1.AB25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83cm" svg:height="11.384cm" xlink:href=".." xlink:type="simple" chart:class="chart:bar" chart:style-name="ch1">
        <chart:legend chart:legend-position="end" svg:x="9.929cm" svg:y="5.144cm" style:legend-expansion="high" chart:style-name="ch2"/>
        <chart:plot-area chart:style-name="ch3" table:cell-range-address="Sheet1.AH76:Sheet1.AN78" chart:data-source-has-labels="both" svg:x="0.249cm" svg:y="0.227cm" svg:width="9.431cm" svg:height="10.93cm">
          <chartooo:coordinate-region svg:x="1.056cm" svg:y="0.426cm" svg:width="8.624cm" svg:height="10.084cm"/>
          <chart:axis chart:dimension="x" chart:name="primary-x" chart:style-name="ch4" chartooo:axis-type="auto">
            <chartooo:date-scale/>
            <chart:categories table:cell-range-address="Sheet1.AI76:Sheet1.AN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I77:Sheet1.AN77" chart:label-cell-address="Sheet1.AH77:Sheet1.AH77" chart:class="chart:bar">
            <chart:data-point chart:repeated="6"/>
          </chart:series>
          <chart:series chart:style-name="ch8" chart:values-cell-range-address="Sheet1.AI78:Sheet1.AN78" chart:label-cell-address="Sheet1.AH78:Sheet1.AH7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..</text:p>
                <draw:g>
                  <svg:desc>Sheet1.AI76:Sheet1.AN76</svg:desc>
                </draw:g>
              </table:table-cell>
              <table:table-cell office:value-type="string">
                <text:p>Analis..</text:p>
              </table:table-cell>
              <table:table-cell office:value-type="string">
                <text:p>Prog..</text:p>
              </table:table-cell>
              <table:table-cell office:value-type="string">
                <text:p>Amm..</text:p>
              </table:table-cell>
              <table:table-cell office:value-type="string">
                <text:p>Verif..</text:p>
              </table:table-cell>
              <table:table-cell office:value-type="string">
                <text:p>Progr..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Sheet1.AH77:Sheet1.AH77</svg:desc>
                </draw:g>
              </table:table-cell>
              <table:table-cell office:value-type="float" office:value="10">
                <text:p>10</text:p>
                <draw:g>
                  <svg:desc>Sheet1.AI77:Sheet1.AN7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e effettive</text:p>
                <draw:g>
                  <svg:desc>Sheet1.AH78:Sheet1.AH78</svg:desc>
                </draw:g>
              </table:table-cell>
              <table:table-cell office:value-type="float" office:value="10">
                <text:p>10</text:p>
                <draw:g>
                  <svg:desc>Sheet1.AI78:Sheet1.AN78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92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